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e6edf3" loext:opacity="100%" style:font-name="Droid Sans Mono" fo:font-size="10.5pt" fo:font-weight="normal" fo:background-color="#0d1117"/>
    </style:style>
    <style:style style:name="P2" style:family="paragraph" style:parent-style-name="Standard">
      <style:paragraph-properties style:line-height-at-least="0.198in"/>
      <style:text-properties fo:color="#e6edf3" loext:opacity="100%" style:font-name="Droid Sans Mono" fo:font-size="10.5pt" fo:font-weight="normal" officeooo:rsid="000afd64" officeooo:paragraph-rsid="000afd64" fo:background-color="#0d1117"/>
    </style:style>
    <style:style style:name="P3" style:family="paragraph" style:parent-style-name="Standard">
      <style:paragraph-properties style:line-height-at-least="0.198in"/>
      <style:text-properties fo:color="#ff7b72" loext:opacity="100%" style:font-name="Droid Sans Mono" fo:font-size="10.5pt" fo:font-weight="normal" fo:background-color="#0d1117"/>
    </style:style>
    <style:style style:name="P4" style:family="paragraph" style:parent-style-name="Standard">
      <style:paragraph-properties style:line-height-at-least="0.198in"/>
      <style:text-properties fo:color="#8b949e" loext:opacity="100%" style:font-name="Droid Sans Mono" fo:font-size="10.5pt" fo:font-weight="normal" fo:background-color="#0d1117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style:line-height-at-least="0.198in"/>
      <style:text-properties fo:color="#000000" loext:opacity="100%" officeooo:rsid="000afd64" officeooo:paragraph-rsid="000afd64"/>
    </style:style>
    <style:style style:name="P7" style:family="paragraph" style:parent-style-name="Standard">
      <style:paragraph-properties style:line-height-at-least="0.198in"/>
      <style:text-properties fo:color="#000000" loext:opacity="100%" officeooo:paragraph-rsid="000afd64"/>
    </style:style>
    <style:style style:name="T1" style:family="text">
      <style:text-properties fo:color="#ff7b72" loext:opacity="100%"/>
    </style:style>
    <style:style style:name="T2" style:family="text">
      <style:text-properties fo:color="#ff7b72" loext:opacity="100%" style:font-name="Droid Sans Mono" fo:font-size="10.5pt" fo:font-weight="normal" fo:background-color="#0d1117" loext:char-shading-value="0"/>
    </style:style>
    <style:style style:name="T3" style:family="text">
      <style:text-properties fo:color="#e6edf3" loext:opacity="100%" style:font-name="Droid Sans Mono" fo:font-size="10.5pt" fo:font-weight="normal" fo:background-color="#0d1117" loext:char-shading-value="0"/>
    </style:style>
    <style:style style:name="T4" style:family="text">
      <style:text-properties fo:color="#ffa657" loext:opacity="100%"/>
    </style:style>
    <style:style style:name="T5" style:family="text">
      <style:text-properties fo:color="#ffa657" loext:opacity="100%" style:font-name="Droid Sans Mono" fo:font-size="10.5pt" fo:font-weight="normal" fo:background-color="#0d1117" loext:char-shading-value="0"/>
    </style:style>
    <style:style style:name="T6" style:family="text">
      <style:text-properties fo:color="#d2a8ff" loext:opacity="100%"/>
    </style:style>
    <style:style style:name="T7" style:family="text">
      <style:text-properties fo:color="#79c0ff" loext:opacity="100%"/>
    </style:style>
    <style:style style:name="T8" style:family="text">
      <style:text-properties fo:color="#8b949e" loext:opacity="100%"/>
    </style:style>
    <style:style style:name="T9" style:family="text">
      <style:text-properties officeooo:rsid="000afd64"/>
    </style:style>
    <style:style style:name="T10" style:family="text">
      <style:text-properties fo:color="#a5d6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Membership.go<text:line-break/></text:span><text:span text:style-name="T2">package</text:span><text:span text:style-name="T3"> </text:span><text:span text:style-name="T5">fuzzifikasi</text:span></text:p>
      <text:p text:style-name="P5"/>
      <text:p text:style-name="P1"><text:span text:style-name="T1">func</text:span> <text:span text:style-name="T6">TsukamotoFuzzy</text:span>(<text:span text:style-name="T4">x</text:span> <text:span text:style-name="T1">float64</text:span>, <text:span text:style-name="T4">low</text:span>, <text:span text:style-name="T4">medium</text:span>, <text:span text:style-name="T4">high</text:span> <text:span text:style-name="T4">TriangularMF</text:span>) (<text:span text:style-name="T4">lowDeg</text:span>, <text:span text:style-name="T4">medDeg</text:span>, <text:span text:style-name="T4">highDeg</text:span> <text:span text:style-name="T1">float64</text:span>) {</text:p>
      <text:p text:style-name="P1">lowDeg <text:span text:style-name="T1">=</text:span> low.<text:span text:style-name="T6">Degree</text:span>(x)</text:p>
      <text:p text:style-name="P1">medDeg <text:span text:style-name="T1">=</text:span> medium.<text:span text:style-name="T6">Degree</text:span>(x)</text:p>
      <text:p text:style-name="P1">highDeg <text:span text:style-name="T1">=</text:span> high.<text:span text:style-name="T6">Degree</text:span>(x)</text:p>
      <text:p text:style-name="P3">return</text:p>
      <text:p text:style-name="P1">}</text:p>
      <text:p text:style-name="P5"/>
      <text:p text:style-name="P4">// Degree returns the degree of membership for input x</text:p>
      <text:p text:style-name="P1"><text:span text:style-name="T1">func</text:span> (<text:span text:style-name="T4">mf TriangularMF</text:span>) <text:span text:style-name="T6">Degree</text:span>(<text:span text:style-name="T4">x</text:span> <text:span text:style-name="T1">float64</text:span>) <text:span text:style-name="T1">float64</text:span> {</text:p>
      <text:p text:style-name="P1"><text:span text:style-name="T1">if</text:span> x <text:span text:style-name="T1">&lt;=</text:span> mf.A <text:span text:style-name="T1">||</text:span> x <text:span text:style-name="T1">&gt;=</text:span> mf.C {</text:p>
      <text:p text:style-name="P1"><text:span text:style-name="T1">return</text:span> <text:span text:style-name="T7">0.0</text:span></text:p>
      <text:p text:style-name="P1">} <text:span text:style-name="T1">else</text:span> <text:span text:style-name="T1">if</text:span> x <text:span text:style-name="T1">==</text:span> mf.B {</text:p>
      <text:p text:style-name="P1"><text:span text:style-name="T1">return</text:span> <text:span text:style-name="T7">1.0</text:span></text:p>
      <text:p text:style-name="P1">} <text:span text:style-name="T1">else</text:span> <text:span text:style-name="T1">if</text:span> x <text:span text:style-name="T1">&gt;</text:span> mf.A <text:span text:style-name="T1">&amp;&amp;</text:span> x <text:span text:style-name="T1">&lt;</text:span> mf.B {</text:p>
      <text:p text:style-name="P1"><text:span text:style-name="T1">return</text:span> (x <text:span text:style-name="T1">-</text:span> mf.A) <text:span text:style-name="T1">/</text:span> (mf.B <text:span text:style-name="T1">-</text:span> mf.A)</text:p>
      <text:p text:style-name="P1">} <text:span text:style-name="T1">else</text:span> { <text:span text:style-name="T8">// x &gt; mf.B &amp;&amp; x &lt; mf.C</text:span></text:p>
      <text:p text:style-name="P1"><text:span text:style-name="T1">return</text:span> (mf.C <text:span text:style-name="T1">-</text:span> x) <text:span text:style-name="T1">/</text:span> (mf.C <text:span text:style-name="T1">-</text:span> mf.B)</text:p>
      <text:p text:style-name="P1">}</text:p>
      <text:p text:style-name="P1">}</text:p>
      <text:p text:style-name="P5"/>
      <text:p text:style-name="P4">// TriangularMF represents a triangular membership function</text:p>
      <text:p text:style-name="P1"><text:span text:style-name="T1">type</text:span> <text:span text:style-name="T4">TriangularMF</text:span> <text:span text:style-name="T1">struct</text:span> {</text:p>
      <text:p text:style-name="P1">A <text:span text:style-name="T1">float64</text:span> <text:span text:style-name="T8">// left foot</text:span></text:p>
      <text:p text:style-name="P1">B <text:span text:style-name="T1">float64</text:span> <text:span text:style-name="T8">// peak</text:span></text:p>
      <text:p text:style-name="P1">C <text:span text:style-name="T1">float64</text:span> <text:span text:style-name="T8">// right foot</text:span></text:p>
      <text:p text:style-name="P1">}</text:p>
      <text:p text:style-name="P1"/>
      <text:p text:style-name="P7"><text:span text:style-name="T9">academic_advising.go<text:line-break/></text:span><text:span text:style-name="T2">package</text:span><text:span text:style-name="T3"> </text:span><text:span text:style-name="T5">fuzzifikasi</text:span></text:p>
      <text:p text:style-name="P5"/>
      <text:p text:style-name="P4">// Academic Advising</text:p>
      <text:p text:style-name="P1"><text:span text:style-name="T1">var</text:span> (</text:p>
      <text:p text:style-name="P1">AcademicAdvisingLow <text:span text:style-name="T1">=</text:span> <text:span text:style-name="T4">TriangularMF</text:span>{A: <text:span text:style-name="T7">0</text:span>, B: <text:span text:style-name="T7">0</text:span>, C: <text:span text:style-name="T7">3</text:span>}</text:p>
      <text:p text:style-name="P1">AcademicAdvisingMedium <text:span text:style-name="T1">=</text:span> <text:span text:style-name="T4">TriangularMF</text:span>{A: <text:span text:style-name="T7">2</text:span>, B: <text:span text:style-name="T7">4</text:span>, C: <text:span text:style-name="T7">6</text:span>}</text:p>
      <text:p text:style-name="P1">AcademicAdvisingHigh <text:span text:style-name="T1">=</text:span> <text:span text:style-name="T4">TriangularMF</text:span>{A: <text:span text:style-name="T7">5</text:span>, B: <text:span text:style-name="T7">8</text:span>, C: <text:span text:style-name="T7">8</text:span>}</text:p>
      <text:p text:style-name="P1">)</text:p>
      <text:p text:style-name="P5"/>
      <text:p text:style-name="P1"><text:span text:style-name="T1">func</text:span> <text:span text:style-name="T6">FuzzifyAcademicAdvising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AcademicAdvisingLow, AcademicAdvisingMedium, AcademicAdvisingHigh)</text:p>
      <text:p text:style-name="P1">}</text:p>
      <text:p text:style-name="P1"/>
      <text:p text:style-name="P7"><text:span text:style-name="T9"><text:line-break/>age.go<text:line-break/></text:span><text:span text:style-name="T2">package</text:span><text:span text:style-name="T3"> </text:span><text:span text:style-name="T5">fuzzifikasi</text:span></text:p>
      <text:p text:style-name="P5"/>
      <text:p text:style-name="P4">// Age Fuzzification</text:p>
      <text:p text:style-name="P1"><text:soft-page-break/><text:span text:style-name="T1">var</text:span> (</text:p>
      <text:p text:style-name="P1">AgeYoung <text:span text:style-name="T1">=</text:span> <text:span text:style-name="T4">TriangularMF</text:span>{A: <text:span text:style-name="T7">17</text:span>, B: <text:span text:style-name="T7">18</text:span>, C: <text:span text:style-name="T7">22</text:span>}</text:p>
      <text:p text:style-name="P1">AgeMiddle <text:span text:style-name="T1">=</text:span> <text:span text:style-name="T4">TriangularMF</text:span>{A: <text:span text:style-name="T7">20</text:span>, B: <text:span text:style-name="T7">23</text:span>, C: <text:span text:style-name="T7">26</text:span>}</text:p>
      <text:p text:style-name="P1">AgeOld <text:span text:style-name="T1">=</text:span> <text:span text:style-name="T4">TriangularMF</text:span>{A: <text:span text:style-name="T7">24</text:span>, B: <text:span text:style-name="T7">30</text:span>, C: <text:span text:style-name="T7">35</text:span>}</text:p>
      <text:p text:style-name="P1">)</text:p>
      <text:p text:style-name="P5"/>
      <text:p text:style-name="P1"><text:span text:style-name="T1">func</text:span> <text:span text:style-name="T6">FuzzifyAge</text:span>(<text:span text:style-name="T4">age</text:span> <text:span text:style-name="T1">float64</text:span>) (<text:span text:style-name="T4">young</text:span>, <text:span text:style-name="T4">middle</text:span>, <text:span text:style-name="T4">old</text:span> <text:span text:style-name="T1">float64</text:span>) {</text:p>
      <text:p text:style-name="P1"><text:span text:style-name="T1">return</text:span> <text:span text:style-name="T6">TsukamotoFuzzy</text:span>(age, AgeYoung, AgeMiddle, AgeOld)</text:p>
      <text:p text:style-name="P1">}</text:p>
      <text:p text:style-name="P1"/>
      <text:p text:style-name="P6"/>
      <text:p text:style-name="P6">attendance.go</text:p>
      <text:p text:style-name="P2"><text:span text:style-name="T1">package</text:span> <text:span text:style-name="T4">fuzzifikasi</text:span></text:p>
      <text:p text:style-name="P5"/>
      <text:p text:style-name="P1"><text:span text:style-name="T1">var</text:span> (</text:p>
      <text:p text:style-name="P1">AttendanceLow <text:span text:style-name="T1">=</text:span> <text:span text:style-name="T4">TriangularMF</text:span>{A: <text:span text:style-name="T7">0.0</text:span>, B: <text:span text:style-name="T7">0.0</text:span>, C: <text:span text:style-name="T7">0.75</text:span>}</text:p>
      <text:p text:style-name="P1">AttendanceMedium <text:span text:style-name="T1">=</text:span> <text:span text:style-name="T4">TriangularMF</text:span>{A: <text:span text:style-name="T7">0.6</text:span>, B: <text:span text:style-name="T7">0.8</text:span>, C: <text:span text:style-name="T7">1.0</text:span>}</text:p>
      <text:p text:style-name="P1">AttendanceHigh <text:span text:style-name="T1">=</text:span> <text:span text:style-name="T4">TriangularMF</text:span>{A: <text:span text:style-name="T7">0.85</text:span>, B: <text:span text:style-name="T7">1.0</text:span>, C: <text:span text:style-name="T7">1.0</text:span>}</text:p>
      <text:p text:style-name="P1">)</text:p>
      <text:p text:style-name="P5"/>
      <text:p text:style-name="P1"><text:span text:style-name="T1">func</text:span> <text:span text:style-name="T6">FuzzifyAttendance</text:span>(<text:span text:style-name="T4">attendanc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attendance, AttendanceLow, AttendanceMedium, AttendanceHigh)</text:p>
      <text:p text:style-name="P1">}</text:p>
      <text:p text:style-name="P1"/>
      <text:p text:style-name="P6">cca.go</text:p>
      <text:p text:style-name="P2"><text:span text:style-name="T1">package</text:span> <text:span text:style-name="T4">fuzzifikasi</text:span></text:p>
      <text:p text:style-name="P5"/>
      <text:p text:style-name="P4">// Core Course Average</text:p>
      <text:p text:style-name="P5"/>
      <text:p text:style-name="P1"><text:span text:style-name="T1">var</text:span> (</text:p>
      <text:p text:style-name="P1">CCALow <text:span text:style-name="T1">=</text:span> <text:span text:style-name="T4">TriangularMF</text:span>{A: <text:span text:style-name="T7">0</text:span>, B: <text:span text:style-name="T7">0</text:span>, C: <text:span text:style-name="T7">60</text:span>}</text:p>
      <text:p text:style-name="P1">CCAMedium <text:span text:style-name="T1">=</text:span> <text:span text:style-name="T4">TriangularMF</text:span>{A: <text:span text:style-name="T7">50</text:span>, B: <text:span text:style-name="T7">70</text:span>, C: <text:span text:style-name="T7">90</text:span>}</text:p>
      <text:p text:style-name="P1">CCAHigh <text:span text:style-name="T1">=</text:span> <text:span text:style-name="T4">TriangularMF</text:span>{A: <text:span text:style-name="T7">8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CCA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CCALow, CCAMedium, CCAHigh)</text:p>
      <text:p text:style-name="P1">}</text:p>
      <text:p text:style-name="P1"/>
      <text:p text:style-name="P6">dfhu.go</text:p>
      <text:p text:style-name="P2"><text:span text:style-name="T1">package</text:span> <text:span text:style-name="T4">fuzzifikasi</text:span></text:p>
      <text:p text:style-name="P5"/>
      <text:p text:style-name="P4">// DFHU (Distance from Home University) Fuzzification</text:p>
      <text:p text:style-name="P1"><text:span text:style-name="T1">var</text:span> (</text:p>
      <text:p text:style-name="P1">DFHUNear <text:span text:style-name="T1">=</text:span> <text:span text:style-name="T4">TriangularMF</text:span>{A: <text:span text:style-name="T7">0</text:span>, B: <text:span text:style-name="T7">0</text:span>, C: <text:span text:style-name="T7">5</text:span>}</text:p>
      <text:p text:style-name="P1">DFHUMedium <text:span text:style-name="T1">=</text:span> <text:span text:style-name="T4">TriangularMF</text:span>{A: <text:span text:style-name="T7">3</text:span>, B: <text:span text:style-name="T7">10</text:span>, C: <text:span text:style-name="T7">20</text:span>}</text:p>
      <text:p text:style-name="P1">DFHUFar <text:span text:style-name="T1">=</text:span> <text:span text:style-name="T4">TriangularMF</text:span>{A: <text:span text:style-name="T7">15</text:span>, B: <text:span text:style-name="T7">30</text:span>, C: <text:span text:style-name="T7">50</text:span>}</text:p>
      <text:p text:style-name="P1">)</text:p>
      <text:p text:style-name="P5"/>
      <text:p text:style-name="P1"><text:span text:style-name="T1">func</text:span> <text:span text:style-name="T6">FuzzifyDFHU</text:span>(<text:span text:style-name="T4">distance</text:span> <text:span text:style-name="T1">float64</text:span>) (<text:span text:style-name="T4">near</text:span>, <text:span text:style-name="T4">medium</text:span>, <text:span text:style-name="T4">far</text:span> <text:span text:style-name="T1">float64</text:span>) {</text:p>
      <text:p text:style-name="P1"><text:span text:style-name="T1">return</text:span> <text:span text:style-name="T6">TsukamotoFuzzy</text:span>(distance, DFHUNear, DFHUMedium, DFHUFar)</text:p>
      <text:p text:style-name="P1"><text:soft-page-break/>}</text:p>
      <text:p text:style-name="P1"/>
      <text:p text:style-name="P6"/>
      <text:p text:style-name="P6">distance.go</text:p>
      <text:p text:style-name="P2"><text:span text:style-name="T1">package</text:span> <text:span text:style-name="T4">fuzzifikasi</text:span></text:p>
      <text:p text:style-name="P5"/>
      <text:p text:style-name="P1"><text:span text:style-name="T1">var</text:span> (</text:p>
      <text:p text:style-name="P1">DistanceNear <text:span text:style-name="T1">=</text:span> <text:span text:style-name="T4">TriangularMF</text:span>{A: <text:span text:style-name="T7">1</text:span>, B: <text:span text:style-name="T7">1</text:span>, C: <text:span text:style-name="T7">33</text:span>}</text:p>
      <text:p text:style-name="P1">DistanceMedium <text:span text:style-name="T1">=</text:span> <text:span text:style-name="T4">TriangularMF</text:span>{A: <text:span text:style-name="T7">20</text:span>, B: <text:span text:style-name="T7">50</text:span>, C: <text:span text:style-name="T7">80</text:span>}</text:p>
      <text:p text:style-name="P1">DistanceFar <text:span text:style-name="T1">=</text:span> <text:span text:style-name="T4">TriangularMF</text:span>{A: <text:span text:style-name="T7">6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Distance</text:span>(<text:span text:style-name="T4">distance</text:span> <text:span text:style-name="T1">float64</text:span>) (<text:span text:style-name="T4">near</text:span>, <text:span text:style-name="T4">medium</text:span>, <text:span text:style-name="T4">far</text:span> <text:span text:style-name="T1">float64</text:span>) {</text:p>
      <text:p text:style-name="P1"><text:span text:style-name="T1">return</text:span> <text:span text:style-name="T6">TsukamotoFuzzy</text:span>(distance, DistanceNear, DistanceMedium, DistanceFar)</text:p>
      <text:p text:style-name="P1">}</text:p>
      <text:p text:style-name="P1"/>
      <text:p text:style-name="P6">ees.go</text:p>
      <text:p text:style-name="P2"><text:span text:style-name="T1">package</text:span> <text:span text:style-name="T4">fuzzifikasi</text:span></text:p>
      <text:p text:style-name="P5"/>
      <text:p text:style-name="P4">// EES (Educational Effectiveness Score) Fuzzification</text:p>
      <text:p text:style-name="P1"><text:span text:style-name="T1">var</text:span> (</text:p>
      <text:p text:style-name="P1">EESLow <text:span text:style-name="T1">=</text:span> <text:span text:style-name="T4">TriangularMF</text:span>{A: <text:span text:style-name="T7">0</text:span>, B: <text:span text:style-name="T7">0</text:span>, C: <text:span text:style-name="T7">60</text:span>}</text:p>
      <text:p text:style-name="P1">EESMedium <text:span text:style-name="T1">=</text:span> <text:span text:style-name="T4">TriangularMF</text:span>{A: <text:span text:style-name="T7">50</text:span>, B: <text:span text:style-name="T7">70</text:span>, C: <text:span text:style-name="T7">90</text:span>}</text:p>
      <text:p text:style-name="P1">EESHigh <text:span text:style-name="T1">=</text:span> <text:span text:style-name="T4">TriangularMF</text:span>{A: <text:span text:style-name="T7">8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EES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EESLow, EESMedium, EESHigh)</text:p>
      <text:p text:style-name="P1">}</text:p>
      <text:p text:style-name="P1"/>
      <text:p text:style-name="P6">family_income.go</text:p>
      <text:p text:style-name="P2"><text:span text:style-name="T1">package</text:span> <text:span text:style-name="T4">fuzzifikasi</text:span></text:p>
      <text:p text:style-name="P5"/>
      <text:p text:style-name="P4">// Family Income</text:p>
      <text:p text:style-name="P1"><text:span text:style-name="T1">var</text:span> (</text:p>
      <text:p text:style-name="P1">FamilyIncomeLow <text:span text:style-name="T1">=</text:span> <text:span text:style-name="T4">TriangularMF</text:span>{A: <text:span text:style-name="T7">0</text:span>, B: <text:span text:style-name="T7">0</text:span>, C: <text:span text:style-name="T7">60_000</text:span>}</text:p>
      <text:p text:style-name="P1">FamilyIncomeMedium <text:span text:style-name="T1">=</text:span> <text:span text:style-name="T4">TriangularMF</text:span>{A: <text:span text:style-name="T7">40_000</text:span>, B: <text:span text:style-name="T7">100_000</text:span>, C: <text:span text:style-name="T7">160_000</text:span>}</text:p>
      <text:p text:style-name="P1">FamilyIncomeHigh <text:span text:style-name="T1">=</text:span> <text:span text:style-name="T4">TriangularMF</text:span>{A: <text:span text:style-name="T7">120_000</text:span>, B: <text:span text:style-name="T7">200_000</text:span>, C: <text:span text:style-name="T7">200_000</text:span>}</text:p>
      <text:p text:style-name="P1">)</text:p>
      <text:p text:style-name="P5"/>
      <text:p text:style-name="P1"><text:span text:style-name="T1">func</text:span> <text:span text:style-name="T6">FuzzifyFamilyIncome</text:span>(<text:span text:style-name="T4">incom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income, FamilyIncomeLow, FamilyIncomeMedium, FamilyIncomeHigh)</text:p>
      <text:p text:style-name="P1">}</text:p>
      <text:p text:style-name="P1"/>
      <text:p text:style-name="P6"/>
      <text:p text:style-name="P6"/>
      <text:p text:style-name="P6">final_exam.go</text:p>
      <text:p text:style-name="P2"><text:span text:style-name="T1">package</text:span> <text:span text:style-name="T4">fuzzifikasi</text:span></text:p>
      <text:p text:style-name="P5"/>
      <text:p text:style-name="P1"><text:span text:style-name="T1">var</text:span> (</text:p>
      <text:p text:style-name="P1"><text:soft-page-break/>FinalExamLow <text:span text:style-name="T1">=</text:span> <text:span text:style-name="T4">TriangularMF</text:span>{A: <text:span text:style-name="T7">0</text:span>, B: <text:span text:style-name="T7">0</text:span>, C: <text:span text:style-name="T7">60</text:span>}</text:p>
      <text:p text:style-name="P1">FinalExamMedium <text:span text:style-name="T1">=</text:span> <text:span text:style-name="T4">TriangularMF</text:span>{A: <text:span text:style-name="T7">50</text:span>, B: <text:span text:style-name="T7">70</text:span>, C: <text:span text:style-name="T7">90</text:span>}</text:p>
      <text:p text:style-name="P1">FinalExamHigh <text:span text:style-name="T1">=</text:span> <text:span text:style-name="T4">TriangularMF</text:span>{A: <text:span text:style-name="T7">8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FinalExam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FinalExamLow, FinalExamMedium, FinalExamHigh)</text:p>
      <text:p text:style-name="P1">}</text:p>
      <text:p text:style-name="P1"/>
      <text:p text:style-name="P6"/>
      <text:p text:style-name="P6">gpa.go</text:p>
      <text:p text:style-name="P2"><text:span text:style-name="T1">package</text:span> <text:span text:style-name="T4">fuzzifikasi</text:span></text:p>
      <text:p text:style-name="P5"/>
      <text:p text:style-name="P4">// Example: Define GPA fuzzy sets (adjust values as needed)</text:p>
      <text:p text:style-name="P1"><text:span text:style-name="T1">var</text:span> (</text:p>
      <text:p text:style-name="P1">GPALow <text:span text:style-name="T1">=</text:span> <text:span text:style-name="T4">TriangularMF</text:span>{A: <text:span text:style-name="T7">0.0</text:span>, B: <text:span text:style-name="T7">0.0</text:span>, C: <text:span text:style-name="T7">2.5</text:span>}</text:p>
      <text:p text:style-name="P1">GPAMedium <text:span text:style-name="T1">=</text:span> <text:span text:style-name="T4">TriangularMF</text:span>{A: <text:span text:style-name="T7">2.0</text:span>, B: <text:span text:style-name="T7">2.75</text:span>, C: <text:span text:style-name="T7">3.5</text:span>}</text:p>
      <text:p text:style-name="P1">GPAHigh <text:span text:style-name="T1">=</text:span> <text:span text:style-name="T4">TriangularMF</text:span>{A: <text:span text:style-name="T7">3.0</text:span>, B: <text:span text:style-name="T7">4.0</text:span>, C: <text:span text:style-name="T7">4.0</text:span>}</text:p>
      <text:p text:style-name="P1">)</text:p>
      <text:p text:style-name="P5"/>
      <text:p text:style-name="P1"><text:span text:style-name="T1">func</text:span> <text:span text:style-name="T6">FuzzifyGPA</text:span>(<text:span text:style-name="T4">gpa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gpa, GPALow, GPAMedium, GPAHigh)</text:p>
      <text:p text:style-name="P1">}</text:p>
      <text:p text:style-name="P1"/>
      <text:p text:style-name="P6">hsg.go</text:p>
      <text:p text:style-name="P2"><text:span text:style-name="T1">package</text:span> <text:span text:style-name="T4">fuzzifikasi</text:span></text:p>
      <text:p text:style-name="P5"/>
      <text:p text:style-name="P4">// HSG (High School GPA) Fuzzification</text:p>
      <text:p text:style-name="P1"><text:span text:style-name="T1">var</text:span> (</text:p>
      <text:p text:style-name="P1">HSGLow <text:span text:style-name="T1">=</text:span> <text:span text:style-name="T4">TriangularMF</text:span>{A: <text:span text:style-name="T7">0.0</text:span>, B: <text:span text:style-name="T7">0.0</text:span>, C: <text:span text:style-name="T7">2.5</text:span>}</text:p>
      <text:p text:style-name="P1">HSGMedium <text:span text:style-name="T1">=</text:span> <text:span text:style-name="T4">TriangularMF</text:span>{A: <text:span text:style-name="T7">2.0</text:span>, B: <text:span text:style-name="T7">2.75</text:span>, C: <text:span text:style-name="T7">3.5</text:span>}</text:p>
      <text:p text:style-name="P1">HSGHigh <text:span text:style-name="T1">=</text:span> <text:span text:style-name="T4">TriangularMF</text:span>{A: <text:span text:style-name="T7">3.0</text:span>, B: <text:span text:style-name="T7">4.0</text:span>, C: <text:span text:style-name="T7">4.0</text:span>}</text:p>
      <text:p text:style-name="P1">)</text:p>
      <text:p text:style-name="P5"/>
      <text:p text:style-name="P1"><text:span text:style-name="T1">func</text:span> <text:span text:style-name="T6">FuzzifyHSG</text:span>(<text:span text:style-name="T4">hsg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hsg, HSGLow, HSGMedium, HSGHigh)</text:p>
      <text:p text:style-name="P1">}</text:p>
      <text:p text:style-name="P1"/>
      <text:p text:style-name="P6"/>
      <text:p text:style-name="P6">library_usage.go</text:p>
      <text:p text:style-name="P2"><text:span text:style-name="T1">package</text:span> <text:span text:style-name="T4">fuzzifikasi</text:span></text:p>
      <text:p text:style-name="P5"/>
      <text:p text:style-name="P4">// Library Usage</text:p>
      <text:p text:style-name="P5"/>
      <text:p text:style-name="P1"><text:span text:style-name="T1">var</text:span> (</text:p>
      <text:p text:style-name="P1">LibraryUsageLow <text:span text:style-name="T1">=</text:span> <text:span text:style-name="T4">TriangularMF</text:span>{A: <text:span text:style-name="T7">0</text:span>, B: <text:span text:style-name="T7">0</text:span>, C: <text:span text:style-name="T7">10</text:span>}</text:p>
      <text:p text:style-name="P1">LibraryUsageMedium <text:span text:style-name="T1">=</text:span> <text:span text:style-name="T4">TriangularMF</text:span>{A: <text:span text:style-name="T7">5</text:span>, B: <text:span text:style-name="T7">15</text:span>, C: <text:span text:style-name="T7">25</text:span>}</text:p>
      <text:p text:style-name="P1">LibraryUsageHigh <text:span text:style-name="T1">=</text:span> <text:span text:style-name="T4">TriangularMF</text:span>{A: <text:span text:style-name="T7">20</text:span>, B: <text:span text:style-name="T7">30</text:span>, C: <text:span text:style-name="T7">30</text:span>}</text:p>
      <text:p text:style-name="P1">)</text:p>
      <text:p text:style-name="P5"/>
      <text:p text:style-name="P1"><text:span text:style-name="T1">func</text:span> <text:span text:style-name="T6">FuzzifyLibraryUsage</text:span>(<text:span text:style-name="T4">usag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oft-page-break/><text:span text:style-name="T1">return</text:span> <text:span text:style-name="T6">TsukamotoFuzzy</text:span>(usage, LibraryUsageLow, LibraryUsageMedium, LibraryUsageHigh)</text:p>
      <text:p text:style-name="P1">}</text:p>
      <text:p text:style-name="P1"/>
      <text:p text:style-name="P6">mes.go</text:p>
      <text:p text:style-name="P2"><text:span text:style-name="T1">package</text:span> <text:span text:style-name="T4">fuzzifikasi</text:span></text:p>
      <text:p text:style-name="P5"/>
      <text:p text:style-name="P4">// Midterm exam score</text:p>
      <text:p text:style-name="P5"/>
      <text:p text:style-name="P1"><text:span text:style-name="T1">var</text:span> (</text:p>
      <text:p text:style-name="P1">MESLow <text:span text:style-name="T1">=</text:span> <text:span text:style-name="T4">TriangularMF</text:span>{A: <text:span text:style-name="T7">0</text:span>, B: <text:span text:style-name="T7">0</text:span>, C: <text:span text:style-name="T7">60</text:span>}</text:p>
      <text:p text:style-name="P1">MESMedium <text:span text:style-name="T1">=</text:span> <text:span text:style-name="T4">TriangularMF</text:span>{A: <text:span text:style-name="T7">50</text:span>, B: <text:span text:style-name="T7">70</text:span>, C: <text:span text:style-name="T7">90</text:span>}</text:p>
      <text:p text:style-name="P1">MESHigh <text:span text:style-name="T1">=</text:span> <text:span text:style-name="T4">TriangularMF</text:span>{A: <text:span text:style-name="T7">8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MES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MESLow, MESMedium, MESHigh)</text:p>
      <text:p text:style-name="P1">}</text:p>
      <text:p text:style-name="P1"/>
      <text:p text:style-name="P6"/>
      <text:p text:style-name="P6">peer_evaluation.go</text:p>
      <text:p text:style-name="P2"><text:span text:style-name="T1">package</text:span> <text:span text:style-name="T4">fuzzifikasi</text:span></text:p>
      <text:p text:style-name="P5"/>
      <text:p text:style-name="P4">// Peer Evaluation</text:p>
      <text:p text:style-name="P5"/>
      <text:p text:style-name="P1"><text:span text:style-name="T1">var</text:span> (</text:p>
      <text:p text:style-name="P1">PeerEvalLow <text:span text:style-name="T1">=</text:span> <text:span text:style-name="T4">TriangularMF</text:span>{A: <text:span text:style-name="T7">0</text:span>, B: <text:span text:style-name="T7">0</text:span>, C: <text:span text:style-name="T7">60</text:span>}</text:p>
      <text:p text:style-name="P1">PeerEvalMedium <text:span text:style-name="T1">=</text:span> <text:span text:style-name="T4">TriangularMF</text:span>{A: <text:span text:style-name="T7">50</text:span>, B: <text:span text:style-name="T7">70</text:span>, C: <text:span text:style-name="T7">90</text:span>}</text:p>
      <text:p text:style-name="P1">PeerEvalHigh <text:span text:style-name="T1">=</text:span> <text:span text:style-name="T4">TriangularMF</text:span>{A: <text:span text:style-name="T7">8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PeerEvaluation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PeerEvalLow, PeerEvalMedium, PeerEvalHigh)</text:p>
      <text:p text:style-name="P1">}</text:p>
      <text:p text:style-name="P1"/>
      <text:p text:style-name="P6">peer_reviews.go</text:p>
      <text:p text:style-name="P2"><text:span text:style-name="T1">package</text:span> <text:span text:style-name="T4">fuzzifikasi</text:span></text:p>
      <text:p text:style-name="P5"/>
      <text:p text:style-name="P4">// Peer Reviews</text:p>
      <text:p text:style-name="P5"/>
      <text:p text:style-name="P1"><text:span text:style-name="T1">var</text:span> (</text:p>
      <text:p text:style-name="P1">PeerReviewsLow <text:span text:style-name="T1">=</text:span> <text:span text:style-name="T4">TriangularMF</text:span>{A: <text:span text:style-name="T7">0</text:span>, B: <text:span text:style-name="T7">0</text:span>, C: <text:span text:style-name="T7">60</text:span>}</text:p>
      <text:p text:style-name="P1">PeerReviewsMedium <text:span text:style-name="T1">=</text:span> <text:span text:style-name="T4">TriangularMF</text:span>{A: <text:span text:style-name="T7">50</text:span>, B: <text:span text:style-name="T7">70</text:span>, C: <text:span text:style-name="T7">90</text:span>}</text:p>
      <text:p text:style-name="P1">PeerReviewsHigh <text:span text:style-name="T1">=</text:span> <text:span text:style-name="T4">TriangularMF</text:span>{A: <text:span text:style-name="T7">8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PeerReviews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PeerReviewsLow, PeerReviewsMedium, PeerReviewsHigh)</text:p>
      <text:p text:style-name="P1">}</text:p>
      <text:p text:style-name="P1"/>
      <text:p text:style-name="P6">project_score.go</text:p>
      <text:p text:style-name="P2"><text:span text:style-name="T1">package</text:span> <text:span text:style-name="T4">fuzzifikasi</text:span></text:p>
      <text:p text:style-name="P5"><text:soft-page-break/></text:p>
      <text:p text:style-name="P1"><text:span text:style-name="T1">var</text:span> (</text:p>
      <text:p text:style-name="P1">ProjectScoreLow <text:span text:style-name="T1">=</text:span> <text:span text:style-name="T4">TriangularMF</text:span>{A: <text:span text:style-name="T7">0</text:span>, B: <text:span text:style-name="T7">0</text:span>, C: <text:span text:style-name="T7">60</text:span>}</text:p>
      <text:p text:style-name="P1">ProjectScoreMedium <text:span text:style-name="T1">=</text:span> <text:span text:style-name="T4">TriangularMF</text:span>{A: <text:span text:style-name="T7">50</text:span>, B: <text:span text:style-name="T7">70</text:span>, C: <text:span text:style-name="T7">90</text:span>}</text:p>
      <text:p text:style-name="P1">ProjectScoreHigh <text:span text:style-name="T1">=</text:span> <text:span text:style-name="T4">TriangularMF</text:span>{A: <text:span text:style-name="T7">80</text:span>, B: <text:span text:style-name="T7">100</text:span>, C: <text:span text:style-name="T7">100</text:span>}</text:p>
      <text:p text:style-name="P1">)</text:p>
      <text:p text:style-name="P5"/>
      <text:p text:style-name="P1"><text:span text:style-name="T1">func</text:span> <text:span text:style-name="T6">FuzzifyProjectScore</text:span>(<text:span text:style-name="T4">score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score, ProjectScoreLow, ProjectScoreMedium, ProjectScoreHigh)</text:p>
      <text:p text:style-name="P1">}</text:p>
      <text:p text:style-name="P1"/>
      <text:p text:style-name="P6">studty_hourse.go</text:p>
      <text:p text:style-name="P2"><text:span text:style-name="T1">package</text:span> <text:span text:style-name="T4">fuzzifikasi</text:span></text:p>
      <text:p text:style-name="P5"/>
      <text:p text:style-name="P1"><text:span text:style-name="T1">var</text:span> (</text:p>
      <text:p text:style-name="P1">StudyHoursLow <text:span text:style-name="T1">=</text:span> <text:span text:style-name="T4">TriangularMF</text:span>{A: <text:span text:style-name="T7">0</text:span>, B: <text:span text:style-name="T7">0</text:span>, C: <text:span text:style-name="T7">10</text:span>}</text:p>
      <text:p text:style-name="P1">StudyHoursMedium <text:span text:style-name="T1">=</text:span> <text:span text:style-name="T4">TriangularMF</text:span>{A: <text:span text:style-name="T7">5</text:span>, B: <text:span text:style-name="T7">17.5</text:span>, C: <text:span text:style-name="T7">30</text:span>}</text:p>
      <text:p text:style-name="P1">StudyHoursHigh <text:span text:style-name="T1">=</text:span> <text:span text:style-name="T4">TriangularMF</text:span>{A: <text:span text:style-name="T7">20</text:span>, B: <text:span text:style-name="T7">40</text:span>, C: <text:span text:style-name="T7">40</text:span>}</text:p>
      <text:p text:style-name="P1">)</text:p>
      <text:p text:style-name="P5"/>
      <text:p text:style-name="P1"><text:span text:style-name="T1">func</text:span> <text:span text:style-name="T6">FuzzifyStudyHours</text:span>(<text:span text:style-name="T4">hours</text:span> <text:span text:style-name="T1">float64</text:span>) (<text:span text:style-name="T4">low</text:span>, <text:span text:style-name="T4">medium</text:span>, <text:span text:style-name="T4">high</text:span> <text:span text:style-name="T1">float64</text:span>) {</text:p>
      <text:p text:style-name="P1"><text:span text:style-name="T1">return</text:span> <text:span text:style-name="T6">TsukamotoFuzzy</text:span>(hours, StudyHoursLow, StudyHoursMedium, StudyHoursHigh)</text:p>
      <text:p text:style-name="P1">}</text:p>
      <text:p text:style-name="P1"/>
      <text:p text:style-name="P6"/>
      <text:p text:style-name="P6"/>
      <text:p text:style-name="P6"/>
      <text:p text:style-name="P6"/>
      <text:p text:style-name="P6">inferensi.go</text:p>
      <text:p text:style-name="P2"><text:span text:style-name="T1">package</text:span> <text:span text:style-name="T4">inferensi</text:span></text:p>
      <text:p text:style-name="P5"/>
      <text:p text:style-name="P1"><text:span text:style-name="T1">import</text:span> (</text:p>
      <text:p text:style-name="P1"><text:span text:style-name="T10">"</text:span><text:span text:style-name="T4">math</text:span><text:span text:style-name="T10">"</text:span></text:p>
      <text:p text:style-name="P5"/>
      <text:p text:style-name="P1"><text:span text:style-name="T10">"</text:span><text:span text:style-name="T4">tsukamoto/internal/modules/fuzzifikasi</text:span><text:span text:style-name="T10">"</text:span></text:p>
      <text:p text:style-name="P1">)</text:p>
      <text:p text:style-name="P5"/>
      <text:p text:style-name="P4">// Inference performs Tsukamoto fuzzy inference</text:p>
      <text:p text:style-name="P1"><text:span text:style-name="T1">func</text:span> <text:span text:style-name="T6">Inference</text:span>(</text:p>
      <text:p text:style-name="P1"><text:span text:style-name="T4">attendanceLow</text:span>, <text:span text:style-name="T4">attendanceMedium</text:span>, <text:span text:style-name="T4">attendanceHigh</text:span>,</text:p>
      <text:p text:style-name="P1"><text:span text:style-name="T4">finalExamLow</text:span>, <text:span text:style-name="T4">finalExamMedium</text:span>, <text:span text:style-name="T4">finalExamHigh</text:span>,</text:p>
      <text:p text:style-name="P1"><text:span text:style-name="T4">gpaLow</text:span>, <text:span text:style-name="T4">gpaMedium</text:span>, <text:span text:style-name="T4">gpaHigh</text:span>,</text:p>
      <text:p text:style-name="P1"><text:span text:style-name="T4">projectScoreLow</text:span>, <text:span text:style-name="T4">projectScoreMedium</text:span>, <text:span text:style-name="T4">projectScoreHigh</text:span>,</text:p>
      <text:p text:style-name="P1"><text:span text:style-name="T4">studyHoursLow</text:span>, <text:span text:style-name="T4">studyHoursMedium</text:span>, <text:span text:style-name="T4">studyHoursHigh</text:span>,</text:p>
      <text:p text:style-name="P1"><text:span text:style-name="T4">ageYoung</text:span>, <text:span text:style-name="T4">ageMiddle</text:span>, <text:span text:style-name="T4">ageOld</text:span>,</text:p>
      <text:p text:style-name="P1"><text:span text:style-name="T4">ccaLow</text:span>, <text:span text:style-name="T4">ccaMedium</text:span>, <text:span text:style-name="T4">ccaHigh</text:span>,</text:p>
      <text:p text:style-name="P1"><text:span text:style-name="T4">dfhuNear</text:span>, <text:span text:style-name="T4">dfhuMedium</text:span>, <text:span text:style-name="T4">dfhuFar</text:span>,</text:p>
      <text:p text:style-name="P1"><text:span text:style-name="T4">hsgLow</text:span>, <text:span text:style-name="T4">hsgMedium</text:span>, <text:span text:style-name="T4">hsgHigh</text:span>,</text:p>
      <text:p text:style-name="P1"><text:span text:style-name="T4">eesLow</text:span>, <text:span text:style-name="T4">eesMedium</text:span>, <text:span text:style-name="T4">eesHigh</text:span>,</text:p>
      <text:p text:style-name="P1"><text:span text:style-name="T4">familyIncomeLow</text:span>, <text:span text:style-name="T4">familyIncomeMedium</text:span>, <text:span text:style-name="T4">familyIncomeHigh</text:span>,</text:p>
      <text:p text:style-name="P1"><text:span text:style-name="T4">libraryUsageLow</text:span>, <text:span text:style-name="T4">libraryUsageMedium</text:span>, <text:span text:style-name="T4">libraryUsageHigh</text:span>,</text:p>
      <text:p text:style-name="P1"><text:soft-page-break/><text:span text:style-name="T4">peerEvalLow</text:span>, <text:span text:style-name="T4">peerEvalMedium</text:span>, <text:span text:style-name="T4">peerEvalHigh</text:span>,</text:p>
      <text:p text:style-name="P1"><text:span text:style-name="T4">peerReviewsLow</text:span>, <text:span text:style-name="T4">peerReviewsMedium</text:span>, <text:span text:style-name="T4">peerReviewsHigh</text:span> <text:span text:style-name="T1">float64</text:span>,</text:p>
      <text:p text:style-name="P1">) <text:span text:style-name="T1">float64</text:span> {</text:p>
      <text:p text:style-name="P1">rules <text:span text:style-name="T1">:=</text:span> <text:span text:style-name="T6">Rules</text:span>()</text:p>
      <text:p text:style-name="P1"><text:span text:style-name="T1">var</text:span> weightedSum, weightSum <text:span text:style-name="T1">float64</text:span></text:p>
      <text:p text:style-name="P5"/>
      <text:p text:style-name="P1"><text:span text:style-name="T1">for</text:span> _, rule <text:span text:style-name="T1">:=</text:span> <text:span text:style-name="T1">range</text:span> rules {</text:p>
      <text:p text:style-name="P1">alpha <text:span text:style-name="T1">:=</text:span> <text:span text:style-name="T7">1.0</text:span></text:p>
      <text:p text:style-name="P1"><text:span text:style-name="T1">if</text:span> rule.AttendanceLow <text:span text:style-name="T1">&gt;</text:span> <text:span text:style-name="T7">0</text:span> {</text:p>
      <text:p text:style-name="P1">alpha <text:span text:style-name="T1">=</text:span> math.<text:span text:style-name="T6">Min</text:span>(alpha, attendanceLow)</text:p>
      <text:p text:style-name="P1">}</text:p>
      <text:p text:style-name="P1"><text:span text:style-name="T1">if</text:span> rule.AttendanceMedium <text:span text:style-name="T1">&gt;</text:span> <text:span text:style-name="T7">0</text:span> {</text:p>
      <text:p text:style-name="P1">alpha <text:span text:style-name="T1">=</text:span> math.<text:span text:style-name="T6">Min</text:span>(alpha, attendanceMedium)</text:p>
      <text:p text:style-name="P1">}</text:p>
      <text:p text:style-name="P1"><text:span text:style-name="T1">if</text:span> rule.AttendanceHigh <text:span text:style-name="T1">&gt;</text:span> <text:span text:style-name="T7">0</text:span> {</text:p>
      <text:p text:style-name="P1">alpha <text:span text:style-name="T1">=</text:span> math.<text:span text:style-name="T6">Min</text:span>(alpha, attendanceHigh)</text:p>
      <text:p text:style-name="P1">}</text:p>
      <text:p text:style-name="P1"><text:span text:style-name="T1">if</text:span> rule.FinalExamLow <text:span text:style-name="T1">&gt;</text:span> <text:span text:style-name="T7">0</text:span> {</text:p>
      <text:p text:style-name="P1">alpha <text:span text:style-name="T1">=</text:span> math.<text:span text:style-name="T6">Min</text:span>(alpha, finalExamLow)</text:p>
      <text:p text:style-name="P1">}</text:p>
      <text:p text:style-name="P1"><text:span text:style-name="T1">if</text:span> rule.FinalExamMedium <text:span text:style-name="T1">&gt;</text:span> <text:span text:style-name="T7">0</text:span> {</text:p>
      <text:p text:style-name="P1">alpha <text:span text:style-name="T1">=</text:span> math.<text:span text:style-name="T6">Min</text:span>(alpha, finalExamMedium)</text:p>
      <text:p text:style-name="P1">}</text:p>
      <text:p text:style-name="P1"><text:span text:style-name="T1">if</text:span> rule.FinalExamHigh <text:span text:style-name="T1">&gt;</text:span> <text:span text:style-name="T7">0</text:span> {</text:p>
      <text:p text:style-name="P1">alpha <text:span text:style-name="T1">=</text:span> math.<text:span text:style-name="T6">Min</text:span>(alpha, finalExamHigh)</text:p>
      <text:p text:style-name="P1">}</text:p>
      <text:p text:style-name="P1"><text:span text:style-name="T1">if</text:span> rule.GPALow <text:span text:style-name="T1">&gt;</text:span> <text:span text:style-name="T7">0</text:span> {</text:p>
      <text:p text:style-name="P1">alpha <text:span text:style-name="T1">=</text:span> math.<text:span text:style-name="T6">Min</text:span>(alpha, gpaLow)</text:p>
      <text:p text:style-name="P1">}</text:p>
      <text:p text:style-name="P1"><text:span text:style-name="T1">if</text:span> rule.GPAMedium <text:span text:style-name="T1">&gt;</text:span> <text:span text:style-name="T7">0</text:span> {</text:p>
      <text:p text:style-name="P1">alpha <text:span text:style-name="T1">=</text:span> math.<text:span text:style-name="T6">Min</text:span>(alpha, gpaMedium)</text:p>
      <text:p text:style-name="P1">}</text:p>
      <text:p text:style-name="P1"><text:span text:style-name="T1">if</text:span> rule.GPAHigh <text:span text:style-name="T1">&gt;</text:span> <text:span text:style-name="T7">0</text:span> {</text:p>
      <text:p text:style-name="P1">alpha <text:span text:style-name="T1">=</text:span> math.<text:span text:style-name="T6">Min</text:span>(alpha, gpaHigh)</text:p>
      <text:p text:style-name="P1">}</text:p>
      <text:p text:style-name="P1"><text:span text:style-name="T1">if</text:span> rule.ProjectScoreLow <text:span text:style-name="T1">&gt;</text:span> <text:span text:style-name="T7">0</text:span> {</text:p>
      <text:p text:style-name="P1">alpha <text:span text:style-name="T1">=</text:span> math.<text:span text:style-name="T6">Min</text:span>(alpha, projectScoreLow)</text:p>
      <text:p text:style-name="P1">}</text:p>
      <text:p text:style-name="P1"><text:span text:style-name="T1">if</text:span> rule.ProjectScoreMedium <text:span text:style-name="T1">&gt;</text:span> <text:span text:style-name="T7">0</text:span> {</text:p>
      <text:p text:style-name="P1">alpha <text:span text:style-name="T1">=</text:span> math.<text:span text:style-name="T6">Min</text:span>(alpha, projectScoreMedium)</text:p>
      <text:p text:style-name="P1">}</text:p>
      <text:p text:style-name="P1"><text:span text:style-name="T1">if</text:span> rule.ProjectScoreHigh <text:span text:style-name="T1">&gt;</text:span> <text:span text:style-name="T7">0</text:span> {</text:p>
      <text:p text:style-name="P1">alpha <text:span text:style-name="T1">=</text:span> math.<text:span text:style-name="T6">Min</text:span>(alpha, projectScoreHigh)</text:p>
      <text:p text:style-name="P1">}</text:p>
      <text:p text:style-name="P1"><text:span text:style-name="T1">if</text:span> rule.StudyHoursLow <text:span text:style-name="T1">&gt;</text:span> <text:span text:style-name="T7">0</text:span> {</text:p>
      <text:p text:style-name="P1">alpha <text:span text:style-name="T1">=</text:span> math.<text:span text:style-name="T6">Min</text:span>(alpha, studyHoursLow)</text:p>
      <text:p text:style-name="P1">}</text:p>
      <text:p text:style-name="P1"><text:span text:style-name="T1">if</text:span> rule.StudyHoursMedium <text:span text:style-name="T1">&gt;</text:span> <text:span text:style-name="T7">0</text:span> {</text:p>
      <text:p text:style-name="P1">alpha <text:span text:style-name="T1">=</text:span> math.<text:span text:style-name="T6">Min</text:span>(alpha, studyHoursMedium)</text:p>
      <text:p text:style-name="P1">}</text:p>
      <text:p text:style-name="P1"><text:span text:style-name="T1">if</text:span> rule.StudyHoursHigh <text:span text:style-name="T1">&gt;</text:span> <text:span text:style-name="T7">0</text:span> {</text:p>
      <text:p text:style-name="P1"><text:soft-page-break/>alpha <text:span text:style-name="T1">=</text:span> math.<text:span text:style-name="T6">Min</text:span>(alpha, studyHoursHigh)</text:p>
      <text:p text:style-name="P1">}</text:p>
      <text:p text:style-name="P4">// Tambahkan variabel fuzzy baru</text:p>
      <text:p text:style-name="P1"><text:span text:style-name="T1">if</text:span> rule.AgeYoung <text:span text:style-name="T1">&gt;</text:span> <text:span text:style-name="T7">0</text:span> {</text:p>
      <text:p text:style-name="P1">alpha <text:span text:style-name="T1">=</text:span> math.<text:span text:style-name="T6">Min</text:span>(alpha, ageYoung)</text:p>
      <text:p text:style-name="P1">}</text:p>
      <text:p text:style-name="P1"><text:span text:style-name="T1">if</text:span> rule.AgeMiddle <text:span text:style-name="T1">&gt;</text:span> <text:span text:style-name="T7">0</text:span> {</text:p>
      <text:p text:style-name="P1">alpha <text:span text:style-name="T1">=</text:span> math.<text:span text:style-name="T6">Min</text:span>(alpha, ageMiddle)</text:p>
      <text:p text:style-name="P1">}</text:p>
      <text:p text:style-name="P1"><text:span text:style-name="T1">if</text:span> rule.AgeOld <text:span text:style-name="T1">&gt;</text:span> <text:span text:style-name="T7">0</text:span> {</text:p>
      <text:p text:style-name="P1">alpha <text:span text:style-name="T1">=</text:span> math.<text:span text:style-name="T6">Min</text:span>(alpha, ageOld)</text:p>
      <text:p text:style-name="P1">}</text:p>
      <text:p text:style-name="P1"><text:span text:style-name="T1">if</text:span> rule.CCALow <text:span text:style-name="T1">&gt;</text:span> <text:span text:style-name="T7">0</text:span> {</text:p>
      <text:p text:style-name="P1">alpha <text:span text:style-name="T1">=</text:span> math.<text:span text:style-name="T6">Min</text:span>(alpha, ccaLow)</text:p>
      <text:p text:style-name="P1">}</text:p>
      <text:p text:style-name="P1"><text:span text:style-name="T1">if</text:span> rule.CCAMedium <text:span text:style-name="T1">&gt;</text:span> <text:span text:style-name="T7">0</text:span> {</text:p>
      <text:p text:style-name="P1">alpha <text:span text:style-name="T1">=</text:span> math.<text:span text:style-name="T6">Min</text:span>(alpha, ccaMedium)</text:p>
      <text:p text:style-name="P1">}</text:p>
      <text:p text:style-name="P1"><text:span text:style-name="T1">if</text:span> rule.CCAHigh <text:span text:style-name="T1">&gt;</text:span> <text:span text:style-name="T7">0</text:span> {</text:p>
      <text:p text:style-name="P1">alpha <text:span text:style-name="T1">=</text:span> math.<text:span text:style-name="T6">Min</text:span>(alpha, ccaHigh)</text:p>
      <text:p text:style-name="P1">}</text:p>
      <text:p text:style-name="P1"><text:span text:style-name="T1">if</text:span> rule.DFHUNear <text:span text:style-name="T1">&gt;</text:span> <text:span text:style-name="T7">0</text:span> {</text:p>
      <text:p text:style-name="P1">alpha <text:span text:style-name="T1">=</text:span> math.<text:span text:style-name="T6">Min</text:span>(alpha, dfhuNear)</text:p>
      <text:p text:style-name="P1">}</text:p>
      <text:p text:style-name="P1"><text:span text:style-name="T1">if</text:span> rule.DFHUMedium <text:span text:style-name="T1">&gt;</text:span> <text:span text:style-name="T7">0</text:span> {</text:p>
      <text:p text:style-name="P1">alpha <text:span text:style-name="T1">=</text:span> math.<text:span text:style-name="T6">Min</text:span>(alpha, dfhuMedium)</text:p>
      <text:p text:style-name="P1">}</text:p>
      <text:p text:style-name="P1"><text:span text:style-name="T1">if</text:span> rule.DFHUFar <text:span text:style-name="T1">&gt;</text:span> <text:span text:style-name="T7">0</text:span> {</text:p>
      <text:p text:style-name="P1">alpha <text:span text:style-name="T1">=</text:span> math.<text:span text:style-name="T6">Min</text:span>(alpha, dfhuFar)</text:p>
      <text:p text:style-name="P1">}</text:p>
      <text:p text:style-name="P1"><text:span text:style-name="T1">if</text:span> rule.HSGLow <text:span text:style-name="T1">&gt;</text:span> <text:span text:style-name="T7">0</text:span> {</text:p>
      <text:p text:style-name="P1">alpha <text:span text:style-name="T1">=</text:span> math.<text:span text:style-name="T6">Min</text:span>(alpha, hsgLow)</text:p>
      <text:p text:style-name="P1">}</text:p>
      <text:p text:style-name="P1"><text:span text:style-name="T1">if</text:span> rule.HSGMedium <text:span text:style-name="T1">&gt;</text:span> <text:span text:style-name="T7">0</text:span> {</text:p>
      <text:p text:style-name="P1">alpha <text:span text:style-name="T1">=</text:span> math.<text:span text:style-name="T6">Min</text:span>(alpha, hsgMedium)</text:p>
      <text:p text:style-name="P1">}</text:p>
      <text:p text:style-name="P1"><text:span text:style-name="T1">if</text:span> rule.HSGHigh <text:span text:style-name="T1">&gt;</text:span> <text:span text:style-name="T7">0</text:span> {</text:p>
      <text:p text:style-name="P1">alpha <text:span text:style-name="T1">=</text:span> math.<text:span text:style-name="T6">Min</text:span>(alpha, hsgHigh)</text:p>
      <text:p text:style-name="P1">}</text:p>
      <text:p text:style-name="P1"><text:span text:style-name="T1">if</text:span> rule.EESLow <text:span text:style-name="T1">&gt;</text:span> <text:span text:style-name="T7">0</text:span> {</text:p>
      <text:p text:style-name="P1">alpha <text:span text:style-name="T1">=</text:span> math.<text:span text:style-name="T6">Min</text:span>(alpha, eesLow)</text:p>
      <text:p text:style-name="P1">}</text:p>
      <text:p text:style-name="P1"><text:span text:style-name="T1">if</text:span> rule.EESMedium <text:span text:style-name="T1">&gt;</text:span> <text:span text:style-name="T7">0</text:span> {</text:p>
      <text:p text:style-name="P1">alpha <text:span text:style-name="T1">=</text:span> math.<text:span text:style-name="T6">Min</text:span>(alpha, eesMedium)</text:p>
      <text:p text:style-name="P1">}</text:p>
      <text:p text:style-name="P1"><text:span text:style-name="T1">if</text:span> rule.EESHigh <text:span text:style-name="T1">&gt;</text:span> <text:span text:style-name="T7">0</text:span> {</text:p>
      <text:p text:style-name="P1">alpha <text:span text:style-name="T1">=</text:span> math.<text:span text:style-name="T6">Min</text:span>(alpha, eesHigh)</text:p>
      <text:p text:style-name="P1">}</text:p>
      <text:p text:style-name="P1"><text:span text:style-name="T1">if</text:span> rule.FamilyIncomeLow <text:span text:style-name="T1">&gt;</text:span> <text:span text:style-name="T7">0</text:span> {</text:p>
      <text:p text:style-name="P1">alpha <text:span text:style-name="T1">=</text:span> math.<text:span text:style-name="T6">Min</text:span>(alpha, familyIncomeLow)</text:p>
      <text:p text:style-name="P1">}</text:p>
      <text:p text:style-name="P1"><text:soft-page-break/><text:span text:style-name="T1">if</text:span> rule.FamilyIncomeMedium <text:span text:style-name="T1">&gt;</text:span> <text:span text:style-name="T7">0</text:span> {</text:p>
      <text:p text:style-name="P1">alpha <text:span text:style-name="T1">=</text:span> math.<text:span text:style-name="T6">Min</text:span>(alpha, familyIncomeMedium)</text:p>
      <text:p text:style-name="P1">}</text:p>
      <text:p text:style-name="P1"><text:span text:style-name="T1">if</text:span> rule.FamilyIncomeHigh <text:span text:style-name="T1">&gt;</text:span> <text:span text:style-name="T7">0</text:span> {</text:p>
      <text:p text:style-name="P1">alpha <text:span text:style-name="T1">=</text:span> math.<text:span text:style-name="T6">Min</text:span>(alpha, familyIncomeHigh)</text:p>
      <text:p text:style-name="P1">}</text:p>
      <text:p text:style-name="P1"><text:span text:style-name="T1">if</text:span> rule.LibraryUsageLow <text:span text:style-name="T1">&gt;</text:span> <text:span text:style-name="T7">0</text:span> {</text:p>
      <text:p text:style-name="P1">alpha <text:span text:style-name="T1">=</text:span> math.<text:span text:style-name="T6">Min</text:span>(alpha, libraryUsageLow)</text:p>
      <text:p text:style-name="P1">}</text:p>
      <text:p text:style-name="P1"><text:span text:style-name="T1">if</text:span> rule.LibraryUsageMedium <text:span text:style-name="T1">&gt;</text:span> <text:span text:style-name="T7">0</text:span> {</text:p>
      <text:p text:style-name="P1">alpha <text:span text:style-name="T1">=</text:span> math.<text:span text:style-name="T6">Min</text:span>(alpha, libraryUsageMedium)</text:p>
      <text:p text:style-name="P1">}</text:p>
      <text:p text:style-name="P1"><text:span text:style-name="T1">if</text:span> rule.LibraryUsageHigh <text:span text:style-name="T1">&gt;</text:span> <text:span text:style-name="T7">0</text:span> {</text:p>
      <text:p text:style-name="P1">alpha <text:span text:style-name="T1">=</text:span> math.<text:span text:style-name="T6">Min</text:span>(alpha, libraryUsageHigh)</text:p>
      <text:p text:style-name="P1">}</text:p>
      <text:p text:style-name="P1"><text:span text:style-name="T1">if</text:span> rule.PeerEvalLow <text:span text:style-name="T1">&gt;</text:span> <text:span text:style-name="T7">0</text:span> {</text:p>
      <text:p text:style-name="P1">alpha <text:span text:style-name="T1">=</text:span> math.<text:span text:style-name="T6">Min</text:span>(alpha, peerEvalLow)</text:p>
      <text:p text:style-name="P1">}</text:p>
      <text:p text:style-name="P1"><text:span text:style-name="T1">if</text:span> rule.PeerEvalMedium <text:span text:style-name="T1">&gt;</text:span> <text:span text:style-name="T7">0</text:span> {</text:p>
      <text:p text:style-name="P1">alpha <text:span text:style-name="T1">=</text:span> math.<text:span text:style-name="T6">Min</text:span>(alpha, peerEvalMedium)</text:p>
      <text:p text:style-name="P1">}</text:p>
      <text:p text:style-name="P1"><text:span text:style-name="T1">if</text:span> rule.PeerEvalHigh <text:span text:style-name="T1">&gt;</text:span> <text:span text:style-name="T7">0</text:span> {</text:p>
      <text:p text:style-name="P1">alpha <text:span text:style-name="T1">=</text:span> math.<text:span text:style-name="T6">Min</text:span>(alpha, peerEvalHigh)</text:p>
      <text:p text:style-name="P1">}</text:p>
      <text:p text:style-name="P1"><text:span text:style-name="T1">if</text:span> rule.PeerReviewsLow <text:span text:style-name="T1">&gt;</text:span> <text:span text:style-name="T7">0</text:span> {</text:p>
      <text:p text:style-name="P1">alpha <text:span text:style-name="T1">=</text:span> math.<text:span text:style-name="T6">Min</text:span>(alpha, peerReviewsLow)</text:p>
      <text:p text:style-name="P1">}</text:p>
      <text:p text:style-name="P1"><text:span text:style-name="T1">if</text:span> rule.PeerReviewsMedium <text:span text:style-name="T1">&gt;</text:span> <text:span text:style-name="T7">0</text:span> {</text:p>
      <text:p text:style-name="P1">alpha <text:span text:style-name="T1">=</text:span> math.<text:span text:style-name="T6">Min</text:span>(alpha, peerReviewsMedium)</text:p>
      <text:p text:style-name="P1">}</text:p>
      <text:p text:style-name="P1"><text:span text:style-name="T1">if</text:span> rule.PeerReviewsHigh <text:span text:style-name="T1">&gt;</text:span> <text:span text:style-name="T7">0</text:span> {</text:p>
      <text:p text:style-name="P1">alpha <text:span text:style-name="T1">=</text:span> math.<text:span text:style-name="T6">Min</text:span>(alpha, peerReviewsHigh)</text:p>
      <text:p text:style-name="P1">}</text:p>
      <text:p text:style-name="P5"/>
      <text:p text:style-name="P4">// Tsukamoto: Use alpha as the weight for the rule's output value</text:p>
      <text:p text:style-name="P1">weightedSum <text:span text:style-name="T1">+=</text:span> alpha <text:span text:style-name="T1">*</text:span> rule.OutputValue</text:p>
      <text:p text:style-name="P1">weightSum <text:span text:style-name="T1">+=</text:span> alpha</text:p>
      <text:p text:style-name="P1">}</text:p>
      <text:p text:style-name="P5"/>
      <text:p text:style-name="P4">// Defuzzification: Weighted average</text:p>
      <text:p text:style-name="P1"><text:span text:style-name="T1">if</text:span> weightSum <text:span text:style-name="T1">==</text:span> <text:span text:style-name="T7">0</text:span> {</text:p>
      <text:p text:style-name="P1"><text:span text:style-name="T1">return</text:span> <text:span text:style-name="T7">50</text:span> <text:span text:style-name="T8">// Avoid division by zero</text:span></text:p>
      <text:p text:style-name="P1">}</text:p>
      <text:p text:style-name="P1"><text:span text:style-name="T1">return</text:span> weightedSum <text:span text:style-name="T1">/</text:span> weightSum</text:p>
      <text:p text:style-name="P1">}</text:p>
      <text:p text:style-name="P5"/>
      <text:p text:style-name="P1"><text:span text:style-name="T1">func</text:span> <text:span text:style-name="T6">PerformInference</text:span>(</text:p>
      <text:p text:style-name="P1"><text:span text:style-name="T4">attendance</text:span>, <text:span text:style-name="T4">finalExam</text:span>, <text:span text:style-name="T4">gpa</text:span>, <text:span text:style-name="T4">projectScore</text:span>, <text:span text:style-name="T4">studyHours</text:span>,</text:p>
      <text:p text:style-name="P1"><text:span text:style-name="T4">age</text:span>, <text:span text:style-name="T4">cca</text:span>, <text:span text:style-name="T4">dfhu</text:span>, <text:span text:style-name="T4">hsg</text:span>, <text:span text:style-name="T4">ees</text:span>, <text:span text:style-name="T4">familyIncome</text:span>, <text:span text:style-name="T4">libraryUsage</text:span>, <text:span text:style-name="T4">peerEval</text:span>, <text:span text:style-name="T4">peerReviews</text:span> <text:span text:style-name="T1">float64</text:span>,</text:p>
      <text:p text:style-name="P1">) <text:span text:style-name="T1">float64</text:span> {</text:p>
      <text:p text:style-name="P4">// Fuzzify inputs</text:p>
      <text:p text:style-name="P1"><text:soft-page-break/>attLow, attMed, attHigh <text:span text:style-name="T1">:=</text:span> fuzzifikasi.<text:span text:style-name="T6">FuzzifyAttendance</text:span>(attendance)</text:p>
      <text:p text:style-name="P1">examLow, examMed, examHigh <text:span text:style-name="T1">:=</text:span> fuzzifikasi.<text:span text:style-name="T6">FuzzifyFinalExam</text:span>(finalExam)</text:p>
      <text:p text:style-name="P1">gpaLow, gpaMed, gpaHigh <text:span text:style-name="T1">:=</text:span> fuzzifikasi.<text:span text:style-name="T6">FuzzifyGPA</text:span>(gpa)</text:p>
      <text:p text:style-name="P1">projLow, projMed, projHigh <text:span text:style-name="T1">:=</text:span> fuzzifikasi.<text:span text:style-name="T6">FuzzifyProjectScore</text:span>(projectScore)</text:p>
      <text:p text:style-name="P1">hoursLow, hoursMed, hoursHigh <text:span text:style-name="T1">:=</text:span> fuzzifikasi.<text:span text:style-name="T6">FuzzifyStudyHours</text:span>(studyHours)</text:p>
      <text:p text:style-name="P1">ageYoung, ageMiddle, ageOld <text:span text:style-name="T1">:=</text:span> fuzzifikasi.<text:span text:style-name="T6">FuzzifyAge</text:span>(age)</text:p>
      <text:p text:style-name="P1">ccaLow, ccaMed, ccaHigh <text:span text:style-name="T1">:=</text:span> fuzzifikasi.<text:span text:style-name="T6">FuzzifyCCA</text:span>(cca)</text:p>
      <text:p text:style-name="P1">dfhuNear, dfhuMed, dfhuFar <text:span text:style-name="T1">:=</text:span> fuzzifikasi.<text:span text:style-name="T6">FuzzifyDFHU</text:span>(dfhu)</text:p>
      <text:p text:style-name="P1">hsgLow, hsgMed, hsgHigh <text:span text:style-name="T1">:=</text:span> fuzzifikasi.<text:span text:style-name="T6">FuzzifyHSG</text:span>(hsg)</text:p>
      <text:p text:style-name="P1">eesLow, eesMed, eesHigh <text:span text:style-name="T1">:=</text:span> fuzzifikasi.<text:span text:style-name="T6">FuzzifyEES</text:span>(ees)</text:p>
      <text:p text:style-name="P1">famLow, famMed, famHigh <text:span text:style-name="T1">:=</text:span> fuzzifikasi.<text:span text:style-name="T6">FuzzifyFamilyIncome</text:span>(familyIncome)</text:p>
      <text:p text:style-name="P1">libLow, libMed, libHigh <text:span text:style-name="T1">:=</text:span> fuzzifikasi.<text:span text:style-name="T6">FuzzifyLibraryUsage</text:span>(libraryUsage)</text:p>
      <text:p text:style-name="P1">peerEvalLow, peerEvalMed, peerEvalHigh <text:span text:style-name="T1">:=</text:span> fuzzifikasi.<text:span text:style-name="T6">FuzzifyPeerEvaluation</text:span>(peerEval)</text:p>
      <text:p text:style-name="P1">peerReviewsLow, peerReviewsMed, peerReviewsHigh <text:span text:style-name="T1">:=</text:span> fuzzifikasi.<text:span text:style-name="T6">FuzzifyPeerReviews</text:span>(peerReviews)</text:p>
      <text:p text:style-name="P5"/>
      <text:p text:style-name="P4">// Perform inference</text:p>
      <text:p text:style-name="P1"><text:span text:style-name="T1">return</text:span> <text:span text:style-name="T6">Inference</text:span>(</text:p>
      <text:p text:style-name="P1">attLow, attMed, attHigh,</text:p>
      <text:p text:style-name="P1">examLow, examMed, examHigh,</text:p>
      <text:p text:style-name="P1">gpaLow, gpaMed, gpaHigh,</text:p>
      <text:p text:style-name="P1">projLow, projMed, projHigh,</text:p>
      <text:p text:style-name="P1">hoursLow, hoursMed, hoursHigh,</text:p>
      <text:p text:style-name="P1">ageYoung, ageMiddle, ageOld,</text:p>
      <text:p text:style-name="P1">ccaLow, ccaMed, ccaHigh,</text:p>
      <text:p text:style-name="P1">dfhuNear, dfhuMed, dfhuFar,</text:p>
      <text:p text:style-name="P1">hsgLow, hsgMed, hsgHigh,</text:p>
      <text:p text:style-name="P1">eesLow, eesMed, eesHigh,</text:p>
      <text:p text:style-name="P1">famLow, famMed, famHigh,</text:p>
      <text:p text:style-name="P1">libLow, libMed, libHigh,</text:p>
      <text:p text:style-name="P1">peerEvalLow, peerEvalMed, peerEvalHigh,</text:p>
      <text:p text:style-name="P1">peerReviewsLow, peerReviewsMed, peerReviewsHigh,</text:p>
      <text:p text:style-name="P1">)</text:p>
      <text:p text:style-name="P1">}</text:p>
      <text:p text:style-name="P1"/>
      <text:p text:style-name="P6"/>
      <text:p text:style-name="P6"/>
      <text:p text:style-name="P6">rules.go</text:p>
      <text:p text:style-name="P2"><text:span text:style-name="T1">package</text:span> <text:span text:style-name="T4">inferensi</text:span></text:p>
      <text:p text:style-name="P5"/>
      <text:p text:style-name="P1"><text:span text:style-name="T1">type</text:span> <text:span text:style-name="T4">Rule</text:span> <text:span text:style-name="T1">struct</text:span> {</text:p>
      <text:p text:style-name="P1">AttendanceLow, AttendanceMedium, AttendanceHigh <text:span text:style-name="T1">float64</text:span></text:p>
      <text:p text:style-name="P1">FinalExamLow, FinalExamMedium, FinalExamHigh <text:span text:style-name="T1">float64</text:span></text:p>
      <text:p text:style-name="P1">GPALow, GPAMedium, GPAHigh <text:span text:style-name="T1">float64</text:span></text:p>
      <text:p text:style-name="P1">ProjectScoreLow, ProjectScoreMedium, ProjectScoreHigh <text:span text:style-name="T1">float64</text:span></text:p>
      <text:p text:style-name="P1">StudyHoursLow, StudyHoursMedium, StudyHoursHigh <text:span text:style-name="T1">float64</text:span></text:p>
      <text:p text:style-name="P1">AgeYoung, AgeMiddle, AgeOld <text:span text:style-name="T1">float64</text:span></text:p>
      <text:p text:style-name="P1">CCALow, CCAMedium, CCAHigh <text:span text:style-name="T1">float64</text:span></text:p>
      <text:p text:style-name="P1">DFHUNear, DFHUMedium, DFHUFar <text:span text:style-name="T1">float64</text:span></text:p>
      <text:p text:style-name="P1">HSGLow, HSGMedium, HSGHigh <text:span text:style-name="T1">float64</text:span></text:p>
      <text:p text:style-name="P1">EESLow, EESMedium, EESHigh <text:span text:style-name="T1">float64</text:span></text:p>
      <text:p text:style-name="P1"><text:soft-page-break/>FamilyIncomeLow, FamilyIncomeMedium, FamilyIncomeHigh <text:span text:style-name="T1">float64</text:span></text:p>
      <text:p text:style-name="P1">LibraryUsageLow, LibraryUsageMedium, LibraryUsageHigh <text:span text:style-name="T1">float64</text:span></text:p>
      <text:p text:style-name="P1">PeerEvalLow, PeerEvalMedium, PeerEvalHigh <text:span text:style-name="T1">float64</text:span></text:p>
      <text:p text:style-name="P1">PeerReviewsLow, PeerReviewsMedium, PeerReviewsHigh <text:span text:style-name="T1">float64</text:span></text:p>
      <text:p text:style-name="P1">Consequent <text:span text:style-name="T1">string</text:span></text:p>
      <text:p text:style-name="P1">OutputValue <text:span text:style-name="T1">float64</text:span></text:p>
      <text:p text:style-name="P1">}</text:p>
      <text:p text:style-name="P5"/>
      <text:p text:style-name="P1"><text:span text:style-name="T1">func</text:span> <text:span text:style-name="T6">Rules</text:span>() []<text:span text:style-name="T4">Rule</text:span> {</text:p>
      <text:p text:style-name="P1"><text:span text:style-name="T1">return</text:span> []<text:span text:style-name="T4">Rule</text:span>{</text:p>
      <text:p text:style-name="P4">// Poor performance rules (OutputValue: 0)</text:p>
      <text:p text:style-name="P1">{AttendanceLow: <text:span text:style-name="T7">1</text:span>, FinalExamLow: <text:span text:style-name="T7">1</text:span>, GPALow: <text:span text:style-name="T7">1</text:span>, ProjectScoreLow: <text:span text:style-name="T7">1</text:span>, StudyHoursLow: <text:span text:style-name="T7">1</text:span>, AgeYoung: <text:span text:style-name="T7">1</text:span>, CCALow: <text:span text:style-name="T7">1</text:span>, DFHUNear: <text:span text:style-name="T7">1</text:span>, HSGLow: <text:span text:style-name="T7">1</text:span>, EESLow: <text:span text:style-name="T7">1</text:span>, FamilyIncomeLow: <text:span text:style-name="T7">1</text:span>, LibraryUsageLow: <text:span text:style-name="T7">1</text:span>, PeerEvalLow: <text:span text:style-name="T7">1</text:span>, PeerReviewsLow: <text:span text:style-name="T7">1</text:span>, Consequent: <text:span text:style-name="T10">"Poor"</text:span>, OutputValue: <text:span text:style-name="T7">0</text:span>},</text:p>
      <text:p text:style-name="P1">{AttendanceLow: <text:span text:style-name="T7">1</text:span>, FinalExamLow: <text:span text:style-name="T7">1</text:span>, GPALow: <text:span text:style-name="T7">1</text:span>, ProjectScoreLow: <text:span text:style-name="T7">1</text:span>, StudyHoursLow: <text:span text:style-name="T7">1</text:span>, AgeMiddle: <text:span text:style-name="T7">1</text:span>, CCALow: <text:span text:style-name="T7">1</text:span>, DFHUMedium: <text:span text:style-name="T7">1</text:span>, HSGLow: <text:span text:style-name="T7">1</text:span>, EESLow: <text:span text:style-name="T7">1</text:span>, FamilyIncomeLow: <text:span text:style-name="T7">1</text:span>, LibraryUsageLow: <text:span text:style-name="T7">1</text:span>, PeerEvalLow: <text:span text:style-name="T7">1</text:span>, PeerReviewsLow: <text:span text:style-name="T7">1</text:span>, Consequent: <text:span text:style-name="T10">"Poor"</text:span>, OutputValue: <text:span text:style-name="T7">0</text:span>},</text:p>
      <text:p text:style-name="P1">{AttendanceLow: <text:span text:style-name="T7">1</text:span>, FinalExamLow: <text:span text:style-name="T7">1</text:span>, GPALow: <text:span text:style-name="T7">1</text:span>, ProjectScoreLow: <text:span text:style-name="T7">1</text:span>, StudyHoursLow: <text:span text:style-name="T7">1</text:span>, AgeOld: <text:span text:style-name="T7">1</text:span>, CCALow: <text:span text:style-name="T7">1</text:span>, DFHUFar: <text:span text:style-name="T7">1</text:span>, HSGLow: <text:span text:style-name="T7">1</text:span>, EESLow: <text:span text:style-name="T7">1</text:span>, FamilyIncomeLow: <text:span text:style-name="T7">1</text:span>, LibraryUsageLow: <text:span text:style-name="T7">1</text:span>, PeerEvalLow: <text:span text:style-name="T7">1</text:span>, PeerReviewsLow: <text:span text:style-name="T7">1</text:span>, Consequent: <text:span text:style-name="T10">"Poor"</text:span>, OutputValue: <text:span text:style-name="T7">0</text:span>},</text:p>
      <text:p text:style-name="P5"/>
      <text:p text:style-name="P4">// Needs Improvement rules (OutputValue: 25)</text:p>
      <text:p text:style-name="P1">{AttendanceLow: <text:span text:style-name="T7">1</text:span>, FinalExamLow: <text:span text:style-name="T7">1</text:span>, GPALow: <text:span text:style-name="T7">1</text:span>, ProjectScoreLow: <text:span text:style-name="T7">1</text:span>, StudyHoursMedium: <text:span text:style-name="T7">1</text:span>, AgeYoung: <text:span text:style-name="T7">1</text:span>, CCALow: <text:span text:style-name="T7">1</text:span>, DFHUNear: <text:span text:style-name="T7">1</text:span>, HSGLow: <text:span text:style-name="T7">1</text:span>, EESMedium: <text:span text:style-name="T7">1</text:span>, FamilyIncomeLow: <text:span text:style-name="T7">1</text:span>, LibraryUsageLow: <text:span text:style-name="T7">1</text:span>, PeerEvalLow: <text:span text:style-name="T7">1</text:span>, PeerReviewsLow: <text:span text:style-name="T7">1</text:span>, Consequent: <text:span text:style-name="T10">"Needs Improvement"</text:span>, OutputValue: <text:span text:style-name="T7">25</text:span>},</text:p>
      <text:p text:style-name="P1">{AttendanceMedium: <text:span text:style-name="T7">1</text:span>, FinalExamLow: <text:span text:style-name="T7">1</text:span>, GPALow: <text:span text:style-name="T7">1</text:span>, ProjectScoreLow: <text:span text:style-name="T7">1</text:span>, StudyHoursLow: <text:span text:style-name="T7">1</text:span>, AgeMiddle: <text:span text:style-name="T7">1</text:span>, CCALow: <text:span text:style-name="T7">1</text:span>, DFHUMedium: <text:span text:style-name="T7">1</text:span>, HSGLow: <text:span text:style-name="T7">1</text:span>, EESLow: <text:span text:style-name="T7">1</text:span>, FamilyIncomeMedium: <text:span text:style-name="T7">1</text:span>, LibraryUsageLow: <text:span text:style-name="T7">1</text:span>, PeerEvalLow: <text:span text:style-name="T7">1</text:span>, PeerReviewsLow: <text:span text:style-name="T7">1</text:span>, Consequent: <text:span text:style-name="T10">"Needs Improvement"</text:span>, OutputValue: <text:span text:style-name="T7">25</text:span>},</text:p>
      <text:p text:style-name="P1">{AttendanceLow: <text:span text:style-name="T7">1</text:span>, FinalExamMedium: <text:span text:style-name="T7">1</text:span>, GPALow: <text:span text:style-name="T7">1</text:span>, ProjectScoreLow: <text:span text:style-name="T7">1</text:span>, StudyHoursLow: <text:span text:style-name="T7">1</text:span>, AgeOld: <text:span text:style-name="T7">1</text:span>, CCALow: <text:span text:style-name="T7">1</text:span>, DFHUFar: <text:span text:style-name="T7">1</text:span>, HSGMedium: <text:span text:style-name="T7">1</text:span>, EESLow: <text:span text:style-name="T7">1</text:span>, FamilyIncomeLow: <text:span text:style-name="T7">1</text:span>, LibraryUsageLow: <text:span text:style-name="T7">1</text:span>, PeerEvalLow: <text:span text:style-name="T7">1</text:span>, PeerReviewsLow: <text:span text:style-name="T7">1</text:span>, Consequent: <text:span text:style-name="T10">"Needs Improvement"</text:span>, OutputValue: <text:span text:style-name="T7">25</text:span>},</text:p>
      <text:p text:style-name="P1">{AttendanceLow: <text:span text:style-name="T7">1</text:span>, FinalExamLow: <text:span text:style-name="T7">1</text:span>, GPAMedium: <text:span text:style-name="T7">1</text:span>, ProjectScoreLow: <text:span text:style-name="T7">1</text:span>, StudyHoursLow: <text:span text:style-name="T7">1</text:span>, AgeYoung: <text:span text:style-name="T7">1</text:span>, CCALow: <text:span text:style-name="T7">1</text:span>, DFHUNear: <text:span text:style-name="T7">1</text:span>, HSGLow: <text:span text:style-name="T7">1</text:span>, EESMedium: <text:span text:style-name="T7">1</text:span>, FamilyIncomeMedium: <text:span text:style-name="T7">1</text:span>, LibraryUsageLow: <text:span text:style-name="T7">1</text:span>, PeerEvalLow: <text:span text:style-name="T7">1</text:span>, PeerReviewsLow: <text:span text:style-name="T7">1</text:span>, Consequent: <text:span text:style-name="T10">"Needs Improvement"</text:span>, OutputValue: <text:span text:style-name="T7">25</text:span>},</text:p>
      <text:p text:style-name="P1">{AttendanceMedium: <text:span text:style-name="T7">1</text:span>, FinalExamLow: <text:span text:style-name="T7">1</text:span>, GPALow: <text:span text:style-name="T7">1</text:span>, ProjectScoreMedium: <text:span text:style-name="T7">1</text:span>, StudyHoursLow: <text:span text:style-name="T7">1</text:span>, AgeMiddle: <text:span text:style-name="T7">1</text:span>, CCALow: <text:span text:style-name="T7">1</text:span>, DFHUMedium: <text:span text:style-name="T7">1</text:span>, HSGLow: <text:span text:style-name="T7">1</text:span>, EESLow: <text:span text:style-name="T7">1</text:span>, FamilyIncomeLow: <text:span text:style-name="T7">1</text:span>, LibraryUsageLow: <text:span text:style-name="T7">1</text:span>, PeerEvalLow: <text:span text:style-name="T7">1</text:span>, PeerReviewsMedium: <text:span text:style-name="T7">1</text:span>, Consequent: <text:span text:style-name="T10">"Needs Improvement"</text:span>, OutputValue: <text:span text:style-name="T7">25</text:span>},</text:p>
      <text:p text:style-name="P5"/>
      <text:p text:style-name="P4">// Satisfactory rules (OutputValue: 50)</text:p>
      <text:p text:style-name="P1">{AttendanceHigh: <text:span text:style-name="T7">1</text:span>, FinalExamLow: <text:span text:style-name="T7">1</text:span>, GPAMedium: <text:span text:style-name="T7">1</text:span>, ProjectScoreMedium: <text:span text:style-name="T7">1</text:span>, StudyHoursHigh: <text:span text:style-name="T7">1</text:span>, AgeYoung: <text:span text:style-name="T7">1</text:span>, CCAMedium: <text:span text:style-name="T7">1</text:span>, DFHUNear: <text:span text:style-name="T7">1</text:span>, HSGHigh: <text:span text:style-name="T7">1</text:span>, EESHigh: <text:span text:style-name="T7">1</text:span>, FamilyIncomeMedium: <text:span text:style-name="T7">1</text:span>, LibraryUsageMedium: <text:span text:style-name="T7">1</text:span>, PeerEvalLow: <text:span text:style-name="T7">1</text:span>, PeerReviewsMedium: <text:span text:style-name="T7">1</text:span>, Consequent: <text:span text:style-name="T10">"Satisfactory"</text:span>, OutputValue: <text:span text:style-name="T7">50</text:span>},</text:p>
      <text:p text:style-name="P1"><text:soft-page-break/>{AttendanceHigh: <text:span text:style-name="T7">1</text:span>, FinalExamMedium: <text:span text:style-name="T7">1</text:span>, GPAMedium: <text:span text:style-name="T7">1</text:span>, ProjectScoreLow: <text:span text:style-name="T7">1</text:span>, StudyHoursHigh: <text:span text:style-name="T7">1</text:span>, AgeYoung: <text:span text:style-name="T7">1</text:span>, CCAMedium: <text:span text:style-name="T7">1</text:span>, DFHUMedium: <text:span text:style-name="T7">1</text:span>, HSGMedium: <text:span text:style-name="T7">1</text:span>, EESHigh: <text:span text:style-name="T7">1</text:span>, FamilyIncomeMedium: <text:span text:style-name="T7">1</text:span>, LibraryUsageMedium: <text:span text:style-name="T7">1</text:span>, PeerEvalMedium: <text:span text:style-name="T7">1</text:span>, PeerReviewsMedium: <text:span text:style-name="T7">1</text:span>, Consequent: <text:span text:style-name="T10">"Satisfactory"</text:span>, OutputValue: <text:span text:style-name="T7">50</text:span>},</text:p>
      <text:p text:style-name="P1">{AttendanceMedium: <text:span text:style-name="T7">1</text:span>, FinalExamMedium: <text:span text:style-name="T7">1</text:span>, GPAMedium: <text:span text:style-name="T7">1</text:span>, ProjectScoreMedium: <text:span text:style-name="T7">1</text:span>, StudyHoursMedium: <text:span text:style-name="T7">1</text:span>, AgeMiddle: <text:span text:style-name="T7">1</text:span>, CCAMedium: <text:span text:style-name="T7">1</text:span>, DFHUMedium: <text:span text:style-name="T7">1</text:span>, HSGHigh: <text:span text:style-name="T7">1</text:span>, EESMedium: <text:span text:style-name="T7">1</text:span>, FamilyIncomeMedium: <text:span text:style-name="T7">1</text:span>, LibraryUsageMedium: <text:span text:style-name="T7">1</text:span>, PeerEvalMedium: <text:span text:style-name="T7">1</text:span>, PeerReviewsMedium: <text:span text:style-name="T7">1</text:span>, Consequent: <text:span text:style-name="T10">"Satisfactory"</text:span>, OutputValue: <text:span text:style-name="T7">50</text:span>},</text:p>
      <text:p text:style-name="P1">{AttendanceHigh: <text:span text:style-name="T7">1</text:span>, FinalExamLow: <text:span text:style-name="T7">1</text:span>, GPAMedium: <text:span text:style-name="T7">1</text:span>, ProjectScoreMedium: <text:span text:style-name="T7">1</text:span>, StudyHoursMedium: <text:span text:style-name="T7">1</text:span>, AgeOld: <text:span text:style-name="T7">1</text:span>, CCAMedium: <text:span text:style-name="T7">1</text:span>, DFHUFar: <text:span text:style-name="T7">1</text:span>, HSGHigh: <text:span text:style-name="T7">1</text:span>, EESHigh: <text:span text:style-name="T7">1</text:span>, FamilyIncomeMedium: <text:span text:style-name="T7">1</text:span>, LibraryUsageMedium: <text:span text:style-name="T7">1</text:span>, PeerEvalLow: <text:span text:style-name="T7">1</text:span>, PeerReviewsMedium: <text:span text:style-name="T7">1</text:span>, Consequent: <text:span text:style-name="T10">"Satisfactory"</text:span>, OutputValue: <text:span text:style-name="T7">50</text:span>},</text:p>
      <text:p text:style-name="P1">{AttendanceMedium: <text:span text:style-name="T7">1</text:span>, FinalExamMedium: <text:span text:style-name="T7">1</text:span>, GPAMedium: <text:span text:style-name="T7">1</text:span>, ProjectScoreMedium: <text:span text:style-name="T7">1</text:span>, StudyHoursHigh: <text:span text:style-name="T7">1</text:span>, AgeYoung: <text:span text:style-name="T7">1</text:span>, CCAMedium: <text:span text:style-name="T7">1</text:span>, DFHUNear: <text:span text:style-name="T7">1</text:span>, HSGMedium: <text:span text:style-name="T7">1</text:span>, EESMedium: <text:span text:style-name="T7">1</text:span>, FamilyIncomeMedium: <text:span text:style-name="T7">1</text:span>, LibraryUsageMedium: <text:span text:style-name="T7">1</text:span>, PeerEvalMedium: <text:span text:style-name="T7">1</text:span>, PeerReviewsMedium: <text:span text:style-name="T7">1</text:span>, Consequent: <text:span text:style-name="T10">"Satisfactory"</text:span>, OutputValue: <text:span text:style-name="T7">50</text:span>},</text:p>
      <text:p text:style-name="P1">{AttendanceHigh: <text:span text:style-name="T7">1</text:span>, FinalExamMedium: <text:span text:style-name="T7">1</text:span>, GPAMedium: <text:span text:style-name="T7">1</text:span>, ProjectScoreMedium: <text:span text:style-name="T7">1</text:span>, StudyHoursHigh: <text:span text:style-name="T7">1</text:span>, AgeMiddle: <text:span text:style-name="T7">1</text:span>, CCAMedium: <text:span text:style-name="T7">1</text:span>, DFHUMedium: <text:span text:style-name="T7">1</text:span>, HSGHigh: <text:span text:style-name="T7">1</text:span>, EESMedium: <text:span text:style-name="T7">1</text:span>, FamilyIncomeMedium: <text:span text:style-name="T7">1</text:span>, LibraryUsageMedium: <text:span text:style-name="T7">1</text:span>, PeerEvalMedium: <text:span text:style-name="T7">1</text:span>, PeerReviewsMedium: <text:span text:style-name="T7">1</text:span>, Consequent: <text:span text:style-name="T10">"Satisfactory"</text:span>, OutputValue: <text:span text:style-name="T7">50</text:span>},</text:p>
      <text:p text:style-name="P1">{AttendanceMedium: <text:span text:style-name="T7">1</text:span>, FinalExamLow: <text:span text:style-name="T7">1</text:span>, GPAMedium: <text:span text:style-name="T7">1</text:span>, ProjectScoreMedium: <text:span text:style-name="T7">1</text:span>, StudyHoursHigh: <text:span text:style-name="T7">1</text:span>, AgeOld: <text:span text:style-name="T7">1</text:span>, CCAMedium: <text:span text:style-name="T7">1</text:span>, DFHUFar: <text:span text:style-name="T7">1</text:span>, HSGMedium: <text:span text:style-name="T7">1</text:span>, EESHigh: <text:span text:style-name="T7">1</text:span>, FamilyIncomeMedium: <text:span text:style-name="T7">1</text:span>, LibraryUsageMedium: <text:span text:style-name="T7">1</text:span>, PeerEvalLow: <text:span text:style-name="T7">1</text:span>, PeerReviewsMedium: <text:span text:style-name="T7">1</text:span>, Consequent: <text:span text:style-name="T10">"Satisfactory"</text:span>, OutputValue: <text:span text:style-name="T7">50</text:span>},</text:p>
      <text:p text:style-name="P5"/>
      <text:p text:style-name="P4">// Good rules (OutputValue: 75)</text:p>
      <text:p text:style-name="P1">{AttendanceHigh: <text:span text:style-name="T7">1</text:span>, FinalExamMedium: <text:span text:style-name="T7">1</text:span>, GPAMedium: <text:span text:style-name="T7">1</text:span>, ProjectScoreMedium: <text:span text:style-name="T7">1</text:span>, StudyHoursHigh: <text:span text:style-name="T7">1</text:span>, AgeYoung: <text:span text:style-name="T7">1</text:span>, CCAMedium: <text:span text:style-name="T7">1</text:span>, DFHUNear: <text:span text:style-name="T7">1</text:span>, HSGHigh: <text:span text:style-name="T7">1</text:span>, EESHigh: <text:span text:style-name="T7">1</text:span>, FamilyIncomeMedium: <text:span text:style-name="T7">1</text:span>, LibraryUsageMedium: <text:span text:style-name="T7">1</text:span>, PeerEvalMedium: <text:span text:style-name="T7">1</text:span>, PeerReviewsMedium: <text:span text:style-name="T7">1</text:span>, Consequent: <text:span text:style-name="T10">"Good"</text:span>, OutputValue: <text:span text:style-name="T7">75</text:span>},</text:p>
      <text:p text:style-name="P1">{AttendanceHigh: <text:span text:style-name="T7">1</text:span>, FinalExamHigh: <text:span text:style-name="T7">1</text:span>, GPAMedium: <text:span text:style-name="T7">1</text:span>, ProjectScoreMedium: <text:span text:style-name="T7">1</text:span>, StudyHoursHigh: <text:span text:style-name="T7">1</text:span>, AgeMiddle: <text:span text:style-name="T7">1</text:span>, CCAMedium: <text:span text:style-name="T7">1</text:span>, DFHUMedium: <text:span text:style-name="T7">1</text:span>, HSGHigh: <text:span text:style-name="T7">1</text:span>, EESHigh: <text:span text:style-name="T7">1</text:span>, FamilyIncomeMedium: <text:span text:style-name="T7">1</text:span>, LibraryUsageMedium: <text:span text:style-name="T7">1</text:span>, PeerEvalHigh: <text:span text:style-name="T7">1</text:span>, PeerReviewsMedium: <text:span text:style-name="T7">1</text:span>, Consequent: <text:span text:style-name="T10">"Good"</text:span>, OutputValue: <text:span text:style-name="T7">75</text:span>},</text:p>
      <text:p text:style-name="P1">{AttendanceHigh: <text:span text:style-name="T7">1</text:span>, FinalExamMedium: <text:span text:style-name="T7">1</text:span>, GPAHigh: <text:span text:style-name="T7">1</text:span>, ProjectScoreMedium: <text:span text:style-name="T7">1</text:span>, StudyHoursHigh: <text:span text:style-name="T7">1</text:span>, AgeOld: <text:span text:style-name="T7">1</text:span>, CCAMedium: <text:span text:style-name="T7">1</text:span>, DFHUNear: <text:span text:style-name="T7">1</text:span>, HSGHigh: <text:span text:style-name="T7">1</text:span>, EESHigh: <text:span text:style-name="T7">1</text:span>, FamilyIncomeMedium: <text:span text:style-name="T7">1</text:span>, LibraryUsageHigh: <text:span text:style-name="T7">1</text:span>, PeerEvalMedium: <text:span text:style-name="T7">1</text:span>, PeerReviewsMedium: <text:span text:style-name="T7">1</text:span>, Consequent: <text:span text:style-name="T10">"Good"</text:span>, OutputValue: <text:span text:style-name="T7">75</text:span>},</text:p>
      <text:p text:style-name="P1">{AttendanceMedium: <text:span text:style-name="T7">1</text:span>, FinalExamHigh: <text:span text:style-name="T7">1</text:span>, GPAMedium: <text:span text:style-name="T7">1</text:span>, ProjectScoreHigh: <text:span text:style-name="T7">1</text:span>, StudyHoursMedium: <text:span text:style-name="T7">1</text:span>, AgeYoung: <text:span text:style-name="T7">1</text:span>, CCAMedium: <text:span text:style-name="T7">1</text:span>, DFHUMedium: <text:span text:style-name="T7">1</text:span>, HSGHigh: <text:span text:style-name="T7">1</text:span>, EESMedium: <text:span text:style-name="T7">1</text:span>, FamilyIncomeMedium: <text:span text:style-name="T7">1</text:span>, LibraryUsageMedium: <text:span text:style-name="T7">1</text:span>, PeerEvalHigh: <text:span text:style-name="T7">1</text:span>, PeerReviewsMedium: <text:span text:style-name="T7">1</text:span>, Consequent: <text:span text:style-name="T10">"Good"</text:span>, OutputValue: <text:span text:style-name="T7">75</text:span>},</text:p>
      <text:p text:style-name="P1">{AttendanceHigh: <text:span text:style-name="T7">1</text:span>, FinalExamMedium: <text:span text:style-name="T7">1</text:span>, GPAMedium: <text:span text:style-name="T7">1</text:span>, ProjectScoreMedium: <text:span text:style-name="T7">1</text:span>, StudyHoursHigh: <text:span text:style-name="T7">1</text:span>, AgeMiddle: <text:span text:style-name="T7">1</text:span>, CCAMedium: <text:span text:style-name="T7">1</text:span>, DFHUFar: <text:span text:style-name="T7">1</text:span>, HSGHigh: <text:span text:style-name="T7">1</text:span>, EESHigh: <text:span text:style-name="T7">1</text:span>, FamilyIncomeMedium: <text:span text:style-name="T7">1</text:span>, LibraryUsageMedium: <text:span text:style-name="T7">1</text:span>, PeerEvalHigh: <text:span text:style-name="T7">1</text:span>, PeerReviewsMedium: <text:span text:style-name="T7">1</text:span>, Consequent: <text:span text:style-name="T10">"Good"</text:span>, OutputValue: <text:span text:style-name="T7">75</text:span>},</text:p>
      <text:p text:style-name="P1">{AttendanceMedium: <text:span text:style-name="T7">1</text:span>, FinalExamHigh: <text:span text:style-name="T7">1</text:span>, GPAMedium: <text:span text:style-name="T7">1</text:span>, ProjectScoreMedium: <text:span text:style-name="T7">1</text:span>, StudyHoursHigh: <text:span text:style-name="T7">1</text:span>, AgeOld: <text:span text:style-name="T7">1</text:span>, CCAMedium: <text:span text:style-name="T7">1</text:span>, DFHUNear: <text:span text:style-name="T7">1</text:span>, HSGHigh: <text:span text:style-name="T7">1</text:span>, EESMedium: <text:span text:style-name="T7">1</text:span>, FamilyIncomeHigh: <text:span text:style-name="T7">1</text:span>, LibraryUsageMedium: <text:span text:style-name="T7">1</text:span>, PeerEvalHigh: <text:span text:style-name="T7">1</text:span>, PeerReviewsHigh: <text:span text:style-name="T7">1</text:span>, Consequent: <text:span text:style-name="T10">"Good"</text:span>, OutputValue: <text:span text:style-name="T7">75</text:span>},</text:p>
      <text:p text:style-name="P1"><text:soft-page-break/>{AttendanceHigh: <text:span text:style-name="T7">1</text:span>, FinalExamHigh: <text:span text:style-name="T7">1</text:span>, GPAMedium: <text:span text:style-name="T7">1</text:span>, ProjectScoreMedium: <text:span text:style-name="T7">1</text:span>, StudyHoursMedium: <text:span text:style-name="T7">1</text:span>, AgeYoung: <text:span text:style-name="T7">1</text:span>, CCAMedium: <text:span text:style-name="T7">1</text:span>, DFHUMedium: <text:span text:style-name="T7">1</text:span>, HSGHigh: <text:span text:style-name="T7">1</text:span>, EESHigh: <text:span text:style-name="T7">1</text:span>, FamilyIncomeMedium: <text:span text:style-name="T7">1</text:span>, LibraryUsageHigh: <text:span text:style-name="T7">1</text:span>, PeerEvalMedium: <text:span text:style-name="T7">1</text:span>, PeerReviewsMedium: <text:span text:style-name="T7">1</text:span>, Consequent: <text:span text:style-name="T10">"Good"</text:span>, OutputValue: <text:span text:style-name="T7">75</text:span>},</text:p>
      <text:p text:style-name="P5"/>
      <text:p text:style-name="P4">// Excellent rules (OutputValue: 100)</text:p>
      <text:p text:style-name="P1">{AttendanceHigh: <text:span text:style-name="T7">1</text:span>, FinalExamHigh: <text:span text:style-name="T7">1</text:span>, GPAHigh: <text:span text:style-name="T7">1</text:span>, ProjectScoreHigh: <text:span text:style-name="T7">1</text:span>, StudyHoursHigh: <text:span text:style-name="T7">1</text:span>, AgeYoung: <text:span text:style-name="T7">1</text:span>, CCAHigh: <text:span text:style-name="T7">1</text:span>, DFHUNear: <text:span text:style-name="T7">1</text:span>, HSGHigh: <text:span text:style-name="T7">1</text:span>, EESHigh: <text:span text:style-name="T7">1</text:span>, FamilyIncomeHigh: <text:span text:style-name="T7">1</text:span>, LibraryUsageHigh: <text:span text:style-name="T7">1</text:span>, PeerEvalHigh: <text:span text:style-name="T7">1</text:span>, PeerReviewsHigh: <text:span text:style-name="T7">1</text:span>, Consequent: <text:span text:style-name="T10">"Excellent"</text:span>, OutputValue: <text:span text:style-name="T7">100</text:span>},</text:p>
      <text:p text:style-name="P1">{AttendanceHigh: <text:span text:style-name="T7">1</text:span>, FinalExamHigh: <text:span text:style-name="T7">1</text:span>, GPAHigh: <text:span text:style-name="T7">1</text:span>, ProjectScoreHigh: <text:span text:style-name="T7">1</text:span>, StudyHoursHigh: <text:span text:style-name="T7">1</text:span>, AgeMiddle: <text:span text:style-name="T7">1</text:span>, CCAHigh: <text:span text:style-name="T7">1</text:span>, DFHUMedium: <text:span text:style-name="T7">1</text:span>, HSGHigh: <text:span text:style-name="T7">1</text:span>, EESHigh: <text:span text:style-name="T7">1</text:span>, FamilyIncomeMedium: <text:span text:style-name="T7">1</text:span>, LibraryUsageHigh: <text:span text:style-name="T7">1</text:span>, PeerEvalHigh: <text:span text:style-name="T7">1</text:span>, PeerReviewsHigh: <text:span text:style-name="T7">1</text:span>, Consequent: <text:span text:style-name="T10">"Excellent"</text:span>, OutputValue: <text:span text:style-name="T7">100</text:span>},</text:p>
      <text:p text:style-name="P1">{AttendanceHigh: <text:span text:style-name="T7">1</text:span>, FinalExamHigh: <text:span text:style-name="T7">1</text:span>, GPAHigh: <text:span text:style-name="T7">1</text:span>, ProjectScoreHigh: <text:span text:style-name="T7">1</text:span>, StudyHoursHigh: <text:span text:style-name="T7">1</text:span>, AgeOld: <text:span text:style-name="T7">1</text:span>, CCAHigh: <text:span text:style-name="T7">1</text:span>, DFHUNear: <text:span text:style-name="T7">1</text:span>, HSGHigh: <text:span text:style-name="T7">1</text:span>, EESHigh: <text:span text:style-name="T7">1</text:span>, FamilyIncomeHigh: <text:span text:style-name="T7">1</text:span>, LibraryUsageHigh: <text:span text:style-name="T7">1</text:span>, PeerEvalHigh: <text:span text:style-name="T7">1</text:span>, PeerReviewsHigh: <text:span text:style-name="T7">1</text:span>, Consequent: <text:span text:style-name="T10">"Excellent"</text:span>, OutputValue: <text:span text:style-name="T7">100</text:span>},</text:p>
      <text:p text:style-name="P1">{AttendanceHigh: <text:span text:style-name="T7">1</text:span>, FinalExamHigh: <text:span text:style-name="T7">1</text:span>, GPAHigh: <text:span text:style-name="T7">1</text:span>, ProjectScoreHigh: <text:span text:style-name="T7">1</text:span>, StudyHoursHigh: <text:span text:style-name="T7">1</text:span>, AgeYoung: <text:span text:style-name="T7">1</text:span>, CCAHigh: <text:span text:style-name="T7">1</text:span>, DFHUNear: <text:span text:style-name="T7">1</text:span>, HSGHigh: <text:span text:style-name="T7">1</text:span>, EESHigh: <text:span text:style-name="T7">1</text:span>, FamilyIncomeMedium: <text:span text:style-name="T7">1</text:span>, LibraryUsageHigh: <text:span text:style-name="T7">1</text:span>, PeerEvalHigh: <text:span text:style-name="T7">1</text:span>, PeerReviewsHigh: <text:span text:style-name="T7">1</text:span>, Consequent: <text:span text:style-name="T10">"Excellent"</text:span>, OutputValue: <text:span text:style-name="T7">100</text:span>},</text:p>
      <text:p text:style-name="P1">}</text:p>
      <text:p text:style-name="P1">}</text:p>
      <text:p text:style-name="P1"/>
      <text:p text:style-name="P6"/>
      <text:p text:style-name="P6"/>
      <text:p text:style-name="P6">deffuzifikasi.go</text:p>
      <text:p text:style-name="P2"><text:span text:style-name="T1">package</text:span> <text:span text:style-name="T4">deffuzifikasi</text:span></text:p>
      <text:p text:style-name="P5"/>
      <text:p text:style-name="P1"><text:span text:style-name="T1">import</text:span> (</text:p>
      <text:p text:style-name="P1">inf <text:span text:style-name="T10">"</text:span><text:span text:style-name="T4">tsukamoto/internal/modules/inferensi</text:span><text:span text:style-name="T10">"</text:span></text:p>
      <text:p text:style-name="P1">)</text:p>
      <text:p text:style-name="P5"/>
      <text:p text:style-name="P4">// Defuzzify maps a crisp output value to a performance category</text:p>
      <text:p text:style-name="P1"><text:span text:style-name="T1">func</text:span> <text:span text:style-name="T6">Defuzzify</text:span>(<text:span text:style-name="T4">crispOutput</text:span> <text:span text:style-name="T1">float64</text:span>) <text:span text:style-name="T1">string</text:span> {</text:p>
      <text:p text:style-name="P1"><text:span text:style-name="T1">switch</text:span> {</text:p>
      <text:p text:style-name="P1"><text:span text:style-name="T1">case</text:span> crispOutput <text:span text:style-name="T1">&gt;=</text:span> <text:span text:style-name="T7">87.5</text:span>:</text:p>
      <text:p text:style-name="P1"><text:span text:style-name="T1">return</text:span> <text:span text:style-name="T10">"Excellent"</text:span> <text:span text:style-name="T8">// Close to 100 (top-performing)</text:span></text:p>
      <text:p text:style-name="P1"><text:span text:style-name="T1">case</text:span> crispOutput <text:span text:style-name="T1">&gt;=</text:span> <text:span text:style-name="T7">62.5</text:span>:</text:p>
      <text:p text:style-name="P1"><text:span text:style-name="T1">return</text:span> <text:span text:style-name="T10">"Good"</text:span> <text:span text:style-name="T8">// Close to 75 (above-average)</text:span></text:p>
      <text:p text:style-name="P1"><text:span text:style-name="T1">case</text:span> crispOutput <text:span text:style-name="T1">&gt;=</text:span> <text:span text:style-name="T7">40</text:span>:</text:p>
      <text:p text:style-name="P1"><text:span text:style-name="T1">return</text:span> <text:span text:style-name="T10">"Satisfactory"</text:span> <text:span text:style-name="T8">// Close to 50 (average)</text:span></text:p>
      <text:p text:style-name="P1"><text:span text:style-name="T1">case</text:span> crispOutput <text:span text:style-name="T1">&gt;=</text:span> <text:span text:style-name="T7">12.5</text:span>:</text:p>
      <text:p text:style-name="P1"><text:span text:style-name="T1">return</text:span> <text:span text:style-name="T10">"Needs Improvement"</text:span> <text:span text:style-name="T8">// Close to 25 (below-average)</text:span></text:p>
      <text:p text:style-name="P1"><text:span text:style-name="T1">default</text:span>:</text:p>
      <text:p text:style-name="P1"><text:span text:style-name="T1">return</text:span> <text:span text:style-name="T10">"Poor"</text:span> <text:span text:style-name="T8">// Close to 0 (poor)</text:span></text:p>
      <text:p text:style-name="P1">}</text:p>
      <text:p text:style-name="P1">}</text:p>
      <text:p text:style-name="P5"/>
      <text:p text:style-name="P4">// PerformFullInference combines fuzzification, inference, and defuzzification</text:p>
      <text:p text:style-name="P1"><text:soft-page-break/><text:span text:style-name="T1">func</text:span> <text:span text:style-name="T6">PerformFullInference</text:span>(</text:p>
      <text:p text:style-name="P1"><text:span text:style-name="T4">attendance</text:span>, <text:span text:style-name="T4">finalExam</text:span>, <text:span text:style-name="T4">gpa</text:span>, <text:span text:style-name="T4">projectScore</text:span>, <text:span text:style-name="T4">studyHours</text:span>,</text:p>
      <text:p text:style-name="P1"><text:span text:style-name="T4">age</text:span>, <text:span text:style-name="T4">cca</text:span>, <text:span text:style-name="T4">dfhu</text:span>, <text:span text:style-name="T4">hsg</text:span>, <text:span text:style-name="T4">ees</text:span>, <text:span text:style-name="T4">familyIncome</text:span>, <text:span text:style-name="T4">libraryUsage</text:span>, <text:span text:style-name="T4">peerEval</text:span>, <text:span text:style-name="T4">peerReviews</text:span> <text:span text:style-name="T1">float64</text:span>,</text:p>
      <text:p text:style-name="P1">) (<text:span text:style-name="T1">string</text:span>, <text:span text:style-name="T1">float64</text:span>) {</text:p>
      <text:p text:style-name="P4">// Perform inference to get crisp output</text:p>
      <text:p text:style-name="P1">crispOutput <text:span text:style-name="T1">:=</text:span> inf.<text:span text:style-name="T6">PerformInference</text:span>(</text:p>
      <text:p text:style-name="P1">attendance, finalExam, gpa, projectScore, studyHours,</text:p>
      <text:p text:style-name="P1">age, cca, dfhu, hsg, ees, familyIncome, libraryUsage, peerEval, peerReviews,</text:p>
      <text:p text:style-name="P1">)</text:p>
      <text:p text:style-name="P4">// Defuzzify to get performance category</text:p>
      <text:p text:style-name="P1">category <text:span text:style-name="T1">:=</text:span> <text:span text:style-name="T6">Defuzzify</text:span>(crispOutput)</text:p>
      <text:p text:style-name="P1"><text:span text:style-name="T1">return</text:span> category, crispOutput</text:p>
      <text:p text:style-name="P1">}</text:p>
      <text:p text:style-name="P1"/>
      <text:p text:style-name="P6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1:32:09.163108595</meta:creation-date>
    <dc:date>2025-06-13T18:29:48.523206053</dc:date>
    <meta:editing-duration>PT4M9S</meta:editing-duration>
    <meta:editing-cycles>1</meta:editing-cycles>
    <meta:document-statistic meta:table-count="0" meta:image-count="0" meta:object-count="0" meta:page-count="14" meta:paragraph-count="496" meta:word-count="2708" meta:character-count="21135" meta:non-whitespace-character-count="18919"/>
    <meta:generator>LibreOffice/7.3.7.2$Linux_X86_64 LibreOffice_project/30$Build-2</meta:generator>
  </office:meta>
</office:document-meta>
</file>